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  <style:font-face style:name="'Liberation Sans'" svg:font-family="'Liberation Sans'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style:vertical-align="middle" fo:background-color="transparent"/>
      <style:paragraph-properties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4">
      <style:table-cell-properties style:vertical-align="middle" fo:background-color="transparent" fo:wrap-option="wrap"/>
      <style:paragraph-properties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1" style:family="table-cell" style:name="ce5">
      <style:table-cell-properties style:vertical-align="middle" fo:background-color="transparent" fo:wrap-option="wrap"/>
      <style:paragraph-properties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6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7">
      <style:table-cell-properties style:vertical-align="middle" style:text-align-source="fix" fo:background-color="#1F4E79" fo:border-top="1pt solid #000000" fo:border-left="1pt solid #000000"/>
      <style:paragraph-properties fo:text-align="center" style:vertical-align="middle" style:writing-mode="page"/>
      <style:text-properties fo:color="#000000" fo:font-family="'Liberation Sans'" style:font-family-asian="'Liberation Sans'" style:font-family-complex="'Liberation Sans'" fo:font-size="10pt" style:font-size-asian="10pt" style:font-size-complex="10pt" fo:font-style="normal" fo:font-weight="normal"/>
    </style:style>
    <style:style style:parent-style-name="Default" style:data-style-name="" style:family="table-cell" style:name="ce8">
      <style:table-cell-properties style:vertical-align="middle" style:text-align-source="fix" fo:background-color="#1F4E79" fo:border-top="1pt solid #000000"/>
      <style:paragraph-properties fo:text-align="center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9">
      <style:table-cell-properties style:vertical-align="middle" style:text-align-source="fix" fo:background-color="#1F4E79" fo:border-top="1pt solid #000000"/>
      <style:paragraph-properties fo:text-align="center" style:vertical-align="middle" style:writing-mode="page"/>
      <style:text-properties fo:color="#3B3838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10">
      <style:table-cell-properties style:vertical-align="middle" style:text-align-source="fix" fo:background-color="#1F4E79" fo:border-top="1pt solid #000000" fo:border-right="1pt solid #000000"/>
      <style:paragraph-properties fo:text-align="center" style:vertical-align="middle" style:writing-mode="page"/>
      <style:text-properties fo:color="#FF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11">
      <style:table-cell-properties style:vertical-align="middle" style:text-align-source="fix" fo:background-color="#1F4E79" fo:border-top="1pt solid #000000"/>
      <style:paragraph-properties fo:text-align="center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2">
      <style:table-cell-properties style:vertical-align="middle" style:text-align-source="fix" fo:background-color="#1F4E79" fo:border-top="1pt solid #000000"/>
      <style:paragraph-properties fo:text-align="center" style:vertical-align="middle" style:writing-mode="page"/>
      <style:text-properties fo:color="#3B3838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13">
      <style:table-cell-properties style:vertical-align="middle" style:text-align-source="fix" fo:background-color="#1F4E79" fo:border-top="1pt solid #000000" fo:border-right="1pt solid #000000"/>
      <style:paragraph-properties fo:text-align="center" style:vertical-align="middle" style:writing-mode="page"/>
      <style:text-properties fo:color="#FF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14">
      <style:table-cell-properties style:vertical-align="middle" style:text-align-source="fix" fo:background-color="#3B608D"/>
      <style:paragraph-properties fo:text-align="center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5">
      <style:table-cell-properties style:vertical-align="middle" style:text-align-source="fix" fo:background-color="#729FCF" fo:border-left="1pt solid #000000"/>
      <style:paragraph-properties fo:text-align="center" style:vertical-align="middle"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16">
      <style:table-cell-properties style:vertical-align="middle" style:text-align-source="fix" fo:background-color="#729FCF"/>
      <style:paragraph-properties fo:text-align="center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7">
      <style:table-cell-properties style:vertical-align="middle" style:text-align-source="fix" fo:background-color="#729FCF" fo:border-right="1pt solid #000000"/>
      <style:paragraph-properties fo:text-align="center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8">
      <style:table-cell-properties style:vertical-align="middle" style:text-align-source="fix" fo:background-color="#729FCF" fo:border-left="1pt solid #000000"/>
      <style:paragraph-properties fo:text-align="center" style:vertical-align="middle"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19">
      <style:table-cell-properties style:vertical-align="middle" style:text-align-source="fix" fo:background-color="#729FCF" fo:border-right="1pt solid #000000"/>
      <style:paragraph-properties fo:text-align="center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0">
      <style:table-cell-properties style:vertical-align="middle" style:text-align-source="fix" fo:background-color="transparent" fo:border-left="1pt solid #000000"/>
      <style:paragraph-properties fo:text-align="center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1">
      <style:table-cell-properties style:vertical-align="middle" style:text-align-source="fix" fo:background-color="transparent" fo:border-left="1pt solid #000000"/>
      <style:paragraph-properties fo:text-align="center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2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3">
      <style:table-cell-properties style:vertical-align="middle" style:text-align-source="fix" fo:background-color="transparent" fo:border-right="1pt solid #000000"/>
      <style:paragraph-properties fo:text-align="center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4">
      <style:table-cell-properties style:vertical-align="middle" style:text-align-source="fix" fo:background-color="transparent" fo:border-right="1pt solid #000000"/>
      <style:paragraph-properties fo:text-align="center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5">
      <style:table-cell-properties style:vertical-align="middle" style:text-align-source="fix" fo:background-color="#B4C7DC" fo:border-left="1pt solid #000000"/>
      <style:paragraph-properties fo:text-align="center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6">
      <style:table-cell-properties style:vertical-align="middle" style:text-align-source="fix" fo:background-color="#B4C7DC"/>
      <style:paragraph-properties fo:text-align="center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7">
      <style:table-cell-properties style:vertical-align="middle" style:text-align-source="fix" fo:background-color="#B4C7DC" fo:border-right="1pt solid #000000"/>
      <style:paragraph-properties fo:text-align="center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8">
      <style:table-cell-properties style:vertical-align="middle" style:text-align-source="fix" fo:background-color="#B4C7DC" fo:border-left="1pt solid #000000"/>
      <style:paragraph-properties fo:text-align="center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9">
      <style:table-cell-properties style:vertical-align="middle" style:text-align-source="fix" fo:background-color="#B4C7DC" fo:border-right="1pt solid #000000"/>
      <style:paragraph-properties fo:text-align="center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0">
      <style:table-cell-properties style:vertical-align="middle" style:text-align-source="fix" fo:background-color="#B4C7DC" fo:border-bottom="1pt solid #000000" fo:border-left="1pt solid #000000"/>
      <style:paragraph-properties fo:text-align="center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1">
      <style:table-cell-properties style:vertical-align="middle" style:text-align-source="fix" fo:background-color="#B4C7DC" fo:border-bottom="1pt solid #000000"/>
      <style:paragraph-properties fo:text-align="center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2">
      <style:table-cell-properties style:vertical-align="middle" style:text-align-source="fix" fo:background-color="#B4C7DC" fo:border-bottom="1pt solid #000000" fo:border-right="1pt solid #000000"/>
      <style:paragraph-properties fo:text-align="center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3">
      <style:table-cell-properties style:vertical-align="middle" style:text-align-source="fix" fo:background-color="#B4C7DC" fo:border-bottom="1pt solid #000000" fo:border-left="1pt solid #000000"/>
      <style:paragraph-properties fo:text-align="center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4">
      <style:table-cell-properties style:vertical-align="middle" style:text-align-source="fix" fo:background-color="#B4C7DC" fo:border-bottom="1pt solid #000000"/>
      <style:paragraph-properties fo:text-align="center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5">
      <style:table-cell-properties style:vertical-align="middle" style:text-align-source="fix" fo:background-color="#B4C7DC" fo:border-bottom="1pt solid #000000" fo:border-right="1pt solid #000000"/>
      <style:paragraph-properties fo:text-align="center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1.932cm" style:use-optimal-column-width="false" loext:column-width-sym="9.7118" fo:break-before="auto"/>
    </style:style>
    <style:style style:family="table-column" style:name="co3">
      <style:table-column-properties style:column-width="10cm" style:use-optimal-column-width="true" loext:column-width-sym="53.2812" fo:break-before="auto"/>
    </style:style>
    <style:style style:family="table-column" style:name="co4">
      <style:table-column-properties style:column-width="2.381cm" style:use-optimal-column-width="false" loext:column-width-sym="12.1814" fo:break-before="auto"/>
    </style:style>
    <style:style style:family="table-column" style:name="co5">
      <style:table-column-properties style:column-width="2.778cm" style:use-optimal-column-width="false" loext:column-width-sym="14.2812" fo:break-before="auto"/>
    </style:style>
    <style:style style:family="table-column" style:name="co6">
      <style:table-column-properties style:column-width="2.831cm" style:use-optimal-column-width="false" loext:column-width-sym="14.5742" fo:break-before="auto"/>
    </style:style>
    <style:style style:family="table-column" style:name="co7">
      <style:table-column-properties style:column-width="1.932cm" style:use-optimal-column-width="false" loext:column-width-sym="9.7118" fo:break-before="auto"/>
    </style:style>
    <style:style style:family="table-column" style:name="co8">
      <style:table-column-properties style:column-width="6.006cm" style:use-optimal-column-width="false" loext:column-width-sym="31.7109" fo:break-before="auto"/>
    </style:style>
    <style:style style:family="table-column" style:name="co9">
      <style:table-column-properties style:column-width="2.937cm" style:use-optimal-column-width="false" loext:column-width-sym="15.1406" fo:break-before="auto"/>
    </style:style>
    <style:style style:family="table-column" style:name="co10">
      <style:table-column-properties style:column-width="2.831cm" style:use-optimal-column-width="false" loext:column-width-sym="14.5742" fo:break-before="auto"/>
    </style:style>
    <style:style style:family="table-column" style:name="co11">
      <style:table-column-properties style:column-width="4.181cm" style:use-optimal-column-width="false" loext:column-width-sym="21.8516" fo:break-before="auto"/>
    </style:style>
    <style:style style:family="table-column" style:name="co12">
      <style:table-column-properties style:column-width="1.932cm" style:use-optimal-column-width="false" loext:column-width-sym="9.7118" fo:break-before="auto"/>
    </style:style>
    <style:style style:family="table-column" style:name="co13">
      <style:table-column-properties style:column-width="7.038cm" style:use-optimal-column-width="false" loext:column-width-sym="37.2812" fo:break-before="auto"/>
    </style:style>
    <style:style style:family="table-column" style:name="co14">
      <style:table-column-properties style:column-width="3.678cm" style:use-optimal-column-width="false" loext:column-width-sym="19.1406" fo:break-before="auto"/>
    </style:style>
    <style:style style:family="table-column" style:name="co15">
      <style:table-column-properties style:column-width="3.281cm" style:use-optimal-column-width="false" loext:column-width-sym="17.0039" fo:break-before="auto"/>
    </style:style>
    <style:style style:family="table-column" style:name="co16">
      <style:table-column-properties style:column-width="3.334cm" style:use-optimal-column-width="false" loext:column-width-sym="17.2812" fo:break-before="auto"/>
    </style:style>
    <style:style style:family="table-column" style:name="co17">
      <style:table-column-properties style:column-width="1.932cm" style:use-optimal-column-width="false" loext:column-width-sym="9.7118" fo:break-before="auto"/>
    </style:style>
    <style:style style:family="table-column" style:name="co18">
      <style:table-column-properties style:column-width="6.377cm" style:use-optimal-column-width="false" loext:column-width-sym="33.7109" fo:break-before="auto"/>
    </style:style>
    <style:style style:family="table-column" style:name="co19">
      <style:table-column-properties style:column-width="3.175cm" style:use-optimal-column-width="false" loext:column-width-sym="16.4219" fo:break-before="auto"/>
    </style:style>
    <style:style style:family="table-column" style:name="co20">
      <style:table-column-properties style:column-width="3.281cm" style:use-optimal-column-width="false" loext:column-width-sym="17.0039" fo:break-before="auto"/>
    </style:style>
    <style:style style:family="table-column" style:name="co21">
      <style:table-column-properties style:column-width="3.122cm" style:use-optimal-column-width="false" loext:column-width-sym="16.1406" fo:break-before="auto"/>
    </style:style>
    <style:style style:family="table-column" style:name="co22">
      <style:table-column-properties style:column-width="1.932cm" style:use-optimal-column-width="false" loext:column-width-sym="9.7118" fo:break-before="auto"/>
    </style:style>
    <style:style style:family="table-row" style:name="ro2">
      <style:table-row-properties style:row-height="12.8pt" style:use-optimal-row-height="false" fo:break-before="auto"/>
    </style:style>
    <style:style style:family="table-row" style:name="ro3">
      <style:table-row-properties style:row-height="12.8pt" style:use-optimal-row-height="false" fo:break-before="auto"/>
    </style:style>
    <style:style style:family="table-row" style:name="ro4">
      <style:table-row-properties style:row-height="12.8pt" style:use-optimal-row-height="false" fo:break-before="auto"/>
    </style:style>
    <style:style style:family="table-row" style:name="ro5">
      <style:table-row-properties style:row-height="13.8pt" style:use-optimal-row-height="false" fo:break-before="auto"/>
    </style:style>
    <style:style style:family="table-row" style:name="ro6">
      <style:table-row-properties style:row-height="13.8pt" style:use-optimal-row-height="false" fo:break-before="auto"/>
    </style:style>
    <style:style style:family="text" style:name="T1">
      <style:text-properties fo:font-family="'Liberation Sans'" fo:font-size="11pt" fo:font-style="normal" style:text-underline-type="none" fo:font-weight="normal"/>
    </style:style>
    <style:style style:family="text" style:name="T2">
      <style:text-properties fo:font-family="'Liberation Sans'" fo:font-size="10pt" style:text-underline-type="none"/>
    </style:style>
    <style:style style:family="text" style:name="T3">
      <style:text-properties fo:font-family="'Liberation Sans'" fo:font-size="10pt" style:text-underline-type="none"/>
    </style:style>
    <style:style style:family="text" style:name="T4">
      <style:text-properties fo:font-family="'Liberation Sans'" fo:font-size="10pt" style:text-underline-type="none"/>
    </style:style>
    <style:style style:family="text" style:name="T5">
      <style:text-properties fo:font-family="'Liberation Sans'" fo:font-size="11pt" fo:font-style="normal" style:text-underline-type="none" fo:font-weight="normal"/>
    </style:style>
    <style:style style:family="text" style:name="T6">
      <style:text-properties fo:font-family="'Liberation Sans'" fo:font-size="10pt" style:text-underline-type="none"/>
    </style:style>
    <style:style style:family="text" style:name="T7">
      <style:text-properties fo:font-family="'Liberation Sans'" fo:font-size="10pt" style:text-underline-type="none"/>
    </style:style>
    <style:style style:family="text" style:name="T8">
      <style:text-properties fo:font-family="'Liberation Sans'" fo:font-size="10pt" style:text-underline-type="none"/>
    </style:style>
    <style:style style:family="text" style:name="T9">
      <style:text-properties fo:font-family="'Liberation Sans'" fo:font-size="11pt" fo:font-style="normal" style:text-underline-type="none" fo:font-weight="normal"/>
    </style:style>
    <style:style style:family="text" style:name="T10">
      <style:text-properties fo:font-family="'Liberation Sans'" fo:font-size="10pt" style:text-underline-type="none"/>
    </style:style>
    <style:style style:family="text" style:name="T11">
      <style:text-properties fo:font-family="'Liberation Sans'" fo:font-size="10pt" style:text-underline-type="none"/>
    </style:style>
    <style:style style:family="text" style:name="T12">
      <style:text-properties fo:font-family="'Liberation Sans'" fo:font-size="10pt" style:text-underline-type="none"/>
    </style:style>
    <style:style style:family="table-row" style:name="ro7">
      <style:table-row-properties style:row-height="12.8pt" style:use-optimal-row-height="false" fo:break-before="auto"/>
    </style:style>
    <style:style style:family="table-row" style:name="ro8">
      <style:table-row-properties style:row-height="12.8pt" style:use-optimal-row-height="false" fo:break-before="auto"/>
    </style:style>
    <style:style style:family="table-row" style:name="ro9">
      <style:table-row-properties style:row-height="12.8pt" style:use-optimal-row-height="false" fo:break-before="auto"/>
    </style:style>
    <style:style style:family="table-row" style:name="ro10">
      <style:table-row-properties style:row-height="12.8pt" style:use-optimal-row-height="false" fo:break-before="auto"/>
    </style:style>
    <style:style style:family="table-row" style:name="ro11">
      <style:table-row-properties style:row-height="12.8pt" style:use-optimal-row-height="false" fo:break-before="auto"/>
    </style:style>
    <style:style style:family="table-row" style:name="ro12">
      <style:table-row-properties style:row-height="12.8pt" style:use-optimal-row-height="false" fo:break-before="auto"/>
    </style:style>
    <style:style style:family="table-row" style:name="ro13">
      <style:table-row-properties style:row-height="12.8pt" style:use-optimal-row-height="false" fo:break-before="auto"/>
    </style:style>
    <style:style style:family="table-row" style:name="ro14">
      <style:table-row-properties style:row-height="12.8pt" style:use-optimal-row-height="false" fo:break-before="auto"/>
    </style:style>
    <style:style style:family="table-row" style:name="ro15">
      <style:table-row-properties style:row-height="12.8pt" style:use-optimal-row-height="false" fo:break-before="auto"/>
    </style:style>
    <style:style style:family="table-row" style:name="ro16">
      <style:table-row-properties style:row-height="12.8pt" style:use-optimal-row-height="false" fo:break-before="auto"/>
    </style:style>
    <style:style style:family="table-row" style:name="ro17">
      <style:table-row-properties style:row-height="12.8pt" style:use-optimal-row-height="false" fo:break-before="auto"/>
    </style:style>
    <style:style style:family="table-row" style:name="ro18">
      <style:table-row-properties style:row-height="12.8pt" style:use-optimal-row-height="false" fo:break-before="auto"/>
    </style:style>
    <style:style style:family="table-row" style:name="ro19">
      <style:table-row-properties style:row-height="12.8pt" style:use-optimal-row-height="false" fo:break-before="auto"/>
    </style:style>
    <style:style style:family="table-row" style:name="ro20">
      <style:table-row-properties style:row-height="12.8pt" style:use-optimal-row-height="false" fo:break-before="auto"/>
    </style:style>
    <style:style style:family="table-row" style:name="ro21">
      <style:table-row-properties style:row-height="12.8pt" style:use-optimal-row-height="false" fo:break-before="auto"/>
    </style:style>
    <style:style style:family="table-row" style:name="ro22">
      <style:table-row-properties style:row-height="12.8pt" style:use-optimal-row-height="false" fo:break-before="auto"/>
    </style:style>
    <style:style style:family="table-row" style:name="ro23">
      <style:table-row-properties style:row-height="12.8pt" style:use-optimal-row-height="false" fo:break-before="auto"/>
    </style:style>
    <style:style style:family="table-row" style:name="ro24">
      <style:table-row-properties style:row-height="12.8pt" style:use-optimal-row-height="false" fo:break-before="auto"/>
    </style:style>
    <style:style style:family="table-row" style:name="ro25">
      <style:table-row-properties style:row-height="12.8pt" style:use-optimal-row-height="false" fo:break-before="auto"/>
    </style:style>
    <style:style style:family="table-row" style:name="ro26">
      <style:table-row-properties style:row-height="12.8pt" style:use-optimal-row-height="false" fo:break-before="auto"/>
    </style:style>
    <style:style style:family="table-row" style:name="ro27">
      <style:table-row-properties style:row-height="12.8pt" style:use-optimal-row-height="false" fo:break-before="auto"/>
    </style:style>
    <style:style style:family="table-row" style:name="ro28">
      <style:table-row-properties style:row-height="12.8pt" style:use-optimal-row-height="false" fo:break-before="auto"/>
    </style:style>
    <style:style style:family="table-row" style:name="ro29">
      <style:table-row-properties style:row-height="12.8pt" style:use-optimal-row-height="false" fo:break-before="auto"/>
    </style:style>
    <style:style style:family="table-row" style:name="ro30">
      <style:table-row-properties style:row-height="12.8pt" style:use-optimal-row-height="false" fo:break-before="auto"/>
    </style:style>
    <style:style style:family="table-row" style:name="ro31">
      <style:table-row-properties style:row-height="12.8pt" style:use-optimal-row-height="false" fo:break-before="auto"/>
    </style:style>
    <style:style style:family="table-row" style:name="ro32">
      <style:table-row-properties style:row-height="12.8pt" style:use-optimal-row-height="false" fo:break-before="auto"/>
    </style:style>
    <style:style style:family="table-row" style:name="ro33">
      <style:table-row-properties style:row-height="12.8pt" style:use-optimal-row-height="false" fo:break-before="auto"/>
    </style:style>
    <style:style style:family="table-row" style:name="ro34">
      <style:table-row-properties style:row-height="12.8pt" style:use-optimal-row-height="false" fo:break-before="auto"/>
    </style:style>
    <style:style style:family="table-row" style:name="ro35">
      <style:table-row-properties style:row-height="12.8pt" style:use-optimal-row-height="false" fo:break-before="auto"/>
    </style:style>
    <style:style style:family="table-row" style:name="ro36">
      <style:table-row-properties style:row-height="12.8pt" style:use-optimal-row-height="false" fo:break-before="auto"/>
    </style:style>
    <style:style style:family="table-row" style:name="ro37">
      <style:table-row-properties style:row-height="12.8pt" style:use-optimal-row-height="false" fo:break-before="auto"/>
    </style:style>
    <style:style style:family="table-row" style:name="ro38">
      <style:table-row-properties style:row-height="12.8pt" style:use-optimal-row-height="false" fo:break-before="auto"/>
    </style:style>
    <style:style style:family="table-row" style:name="ro39">
      <style:table-row-properties style:row-height="12.8pt" style:use-optimal-row-height="false" fo:break-before="auto"/>
    </style:style>
    <style:style style:family="table-row" style:name="ro40">
      <style:table-row-properties style:row-height="12.8pt" style:use-optimal-row-height="false" fo:break-before="auto"/>
    </style:style>
    <style:style style:family="table-row" style:name="ro41">
      <style:table-row-properties style:row-height="12.8pt" style:use-optimal-row-height="false" fo:break-before="auto"/>
    </style:style>
    <style:style style:family="table-row" style:name="ro42">
      <style:table-row-properties style:row-height="12.8pt" style:use-optimal-row-height="false" fo:break-before="auto"/>
    </style:style>
    <style:style style:family="table-row" style:name="ro43">
      <style:table-row-properties style:row-height="12.8pt" style:use-optimal-row-height="false" fo:break-before="auto"/>
    </style:style>
    <style:style style:family="table-row" style:name="ro44">
      <style:table-row-properties style:row-height="12.8pt" style:use-optimal-row-height="false" fo:break-before="auto"/>
    </style:style>
    <style:style style:family="table-row" style:name="ro45">
      <style:table-row-properties style:row-height="12.8pt" style:use-optimal-row-height="false" fo:break-before="auto"/>
    </style:style>
    <style:style style:family="table-row" style:name="ro46">
      <style:table-row-properties style:row-height="12.8pt" style:use-optimal-row-height="false" fo:break-before="auto"/>
    </style:style>
    <style:style style:family="table-row" style:name="ro47">
      <style:table-row-properties style:row-height="12.8pt" style:use-optimal-row-height="false" fo:break-before="auto"/>
    </style:style>
    <style:style style:family="text" style:name="T13">
      <style:text-properties fo:font-family="'Liberation Sans'" fo:font-size="10pt" style:text-underline-type="none"/>
    </style:style>
    <style:style style:family="text" style:name="T14">
      <style:text-properties fo:font-family="'Liberation Sans'" fo:font-size="10pt" style:text-underline-type="none"/>
    </style:style>
    <style:style style:family="text" style:name="T15">
      <style:text-properties fo:font-family="'Liberation Sans'" fo:font-size="10pt" style:text-underline-type="none"/>
    </style:style>
    <style:style style:family="table-row" style:name="ro48">
      <style:table-row-properties style:row-height="12.8pt" style:use-optimal-row-height="false" fo:break-before="auto"/>
    </style:style>
    <style:style style:family="text" style:name="T16">
      <style:text-properties fo:font-family="'Liberation Sans'" fo:font-size="10pt" style:text-underline-type="none"/>
    </style:style>
    <style:style style:family="text" style:name="T17">
      <style:text-properties fo:font-family="'Liberation Sans'" fo:font-size="10pt" style:text-underline-type="none"/>
    </style:style>
    <style:style style:family="text" style:name="T18">
      <style:text-properties fo:font-family="'Liberation Sans'" fo:font-size="10pt" style:text-underline-type="none"/>
    </style:style>
    <style:style style:family="table-row" style:name="ro49">
      <style:table-row-properties style:row-height="12.8pt" style:use-optimal-row-height="false" fo:break-before="auto"/>
    </style:style>
    <style:style style:family="text" style:name="T19">
      <style:text-properties fo:font-family="'Liberation Sans'" fo:font-size="10pt" style:text-underline-type="none"/>
    </style:style>
    <style:style style:family="text" style:name="T20">
      <style:text-properties fo:font-family="'Liberation Sans'" fo:font-size="10pt" style:text-underline-type="none"/>
    </style:style>
    <style:style style:family="text" style:name="T21">
      <style:text-properties fo:font-family="'Liberation Sans'" fo:font-size="10pt" style:text-underline-type="none"/>
    </style:style>
    <style:style style:family="table-row" style:name="ro50">
      <style:table-row-properties style:row-height="12.8pt" style:use-optimal-row-height="false" fo:break-before="auto"/>
    </style:style>
    <style:style style:family="text" style:name="T22">
      <style:text-properties fo:font-family="'Liberation Sans'" fo:font-size="10pt" style:text-underline-type="none"/>
    </style:style>
    <style:style style:family="text" style:name="T23">
      <style:text-properties fo:font-family="'Liberation Sans'" fo:font-size="10pt" style:text-underline-type="none"/>
    </style:style>
    <style:style style:family="text" style:name="T24">
      <style:text-properties fo:font-family="'Liberation Sans'" fo:font-size="10pt" style:text-underline-type="none"/>
    </style:style>
  </office:automatic-styles>
  <office:body>
    <office:spreadsheet>
      <table:table table:name="Planilha1" table:style-name="ta1">
        <table:table-column table:number-columns-repeated="2"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number-columns-repeated="3"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number-columns-repeated="3"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number-columns-repeated="3"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number-columns-repeated="1097" table:style-name="co22" table:default-cell-style-name="Default"/>
        <table:table-column table:style-name="co1" table:default-cell-style-name="Default"/>
        <table:table-header-rows>
          <table:table-row table:style-name="ro2">
            <table:table-cell table:number-columns-repeated="2"/>
            <table:table-cell table:style-name="ce4"/>
            <table:table-cell table:style-name="ce4"/>
            <table:table-cell table:style-name="ce4"/>
            <table:table-cell table:style-name="ce4"/>
            <table:table-cell table:number-columns-repeated="20"/>
            <table:table-cell/>
            <table:table-cell table:number-columns-repeated="1024"/>
          </table:table-row>
        </table:table-header-rows>
        <table:table-row table:style-name="ro3">
          <table:table-cell table:number-columns-repeated="2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4">
          <table:table-cell table:number-columns-repeated="2"/>
          <table:table-cell table:style-name="ce5"/>
          <table:table-cell table:style-name="ce4"/>
          <table:table-cell table:style-name="ce4"/>
          <table:table-cell table:style-name="ce4"/>
          <table:table-cell table:number-columns-repeated="17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">
          <table:table-cell table:number-columns-repeated="2"/>
          <table:table-cell table:style-name="ce7" office:value-type="string">
            <text:p><text:s text:c="4"/>Tabela MinMax1</text:p>
          </table:table-cell>
          <table:table-cell table:style-name="ce8" office:value-type="string">
            <text:p>Coluna1</text:p>
          </table:table-cell>
          <table:table-cell table:style-name="ce9" office:value-type="string">
            <text:p>Coluna2</text:p>
          </table:table-cell>
          <table:table-cell table:style-name="ce10" office:value-type="string">
            <text:p>Coluna3</text:p>
          </table:table-cell>
          <table:table-cell table:number-columns-repeated="3"/>
          <table:table-cell table:style-name="ce7" office:value-type="string">
            <text:p><text:s text:c="4"/>Tabela MinMax2</text:p>
          </table:table-cell>
          <table:table-cell table:style-name="ce11" office:value-type="string">
            <text:p>Coluna1</text:p>
          </table:table-cell>
          <table:table-cell table:style-name="ce12" office:value-type="string">
            <text:p>Coluna2</text:p>
          </table:table-cell>
          <table:table-cell table:style-name="ce13" office:value-type="string">
            <text:p>Coluna3</text:p>
          </table:table-cell>
          <table:table-cell table:number-columns-repeated="3"/>
          <table:table-cell table:style-name="ce7" office:value-type="string">
            <text:p><text:s text:c="4"/>Tabela MinMax3</text:p>
          </table:table-cell>
          <table:table-cell table:style-name="ce11" office:value-type="string">
            <text:p>Coluna1</text:p>
          </table:table-cell>
          <table:table-cell table:style-name="ce12" office:value-type="string">
            <text:p>Coluna2</text:p>
          </table:table-cell>
          <table:table-cell table:style-name="ce13" office:value-type="string">
            <text:p>Coluna3</text:p>
          </table:table-cell>
          <table:table-cell table:number-columns-repeated="3"/>
          <table:table-cell table:style-name="ce14" office:value-type="string">
            <text:p><text:s text:c="2"/>Tabela Medias</text:p>
          </table:table-cell>
          <table:table-cell table:style-name="ce14" office:value-type="string">
            <text:p>MinMax1</text:p>
          </table:table-cell>
          <table:table-cell table:style-name="ce14" office:value-type="string">
            <text:p>MinMax2</text:p>
          </table:table-cell>
          <table:table-cell table:style-name="ce14" office:value-type="string">
            <text:p>MinMax3</text:p>
          </table:table-cell>
          <table:table-cell table:number-columns-repeated="1024"/>
        </table:table-row>
        <table:table-row table:style-name="ro6">
          <table:table-cell table:number-columns-repeated="2"/>
          <table:table-cell table:style-name="ce15" office:value-type="string">
            <text:p><text:span text:style-name="T1">Tam Entrada</text:span></text:p>
          </table:table-cell>
          <table:table-cell table:style-name="ce16" office:value-type="string">
            <text:p><text:span text:style-name="T2">Randomico</text:span></text:p>
          </table:table-cell>
          <table:table-cell table:style-name="ce16" office:value-type="string">
            <text:p><text:span text:style-name="T3">Crescente</text:span></text:p>
          </table:table-cell>
          <table:table-cell table:style-name="ce17" office:value-type="string">
            <text:p><text:span text:style-name="T4">Decrescente</text:span></text:p>
          </table:table-cell>
          <table:table-cell table:number-columns-repeated="3"/>
          <table:table-cell table:style-name="ce18" office:value-type="string">
            <text:p><text:span text:style-name="T5">Tam Entrada</text:span></text:p>
          </table:table-cell>
          <table:table-cell table:style-name="ce16" office:value-type="string">
            <text:p><text:span text:style-name="T6">Randomico</text:span></text:p>
          </table:table-cell>
          <table:table-cell table:style-name="ce16" office:value-type="string">
            <text:p><text:span text:style-name="T7">Crescente</text:span></text:p>
          </table:table-cell>
          <table:table-cell table:style-name="ce19" office:value-type="string">
            <text:p><text:span text:style-name="T8">Decrescente</text:span></text:p>
          </table:table-cell>
          <table:table-cell table:number-columns-repeated="3"/>
          <table:table-cell table:style-name="ce18" office:value-type="string">
            <text:p><text:span text:style-name="T9">Tam Entrada</text:span></text:p>
          </table:table-cell>
          <table:table-cell table:style-name="ce16" office:value-type="string">
            <text:p><text:span text:style-name="T10">Randomico</text:span></text:p>
          </table:table-cell>
          <table:table-cell table:style-name="ce16" office:value-type="string">
            <text:p><text:span text:style-name="T11">Crescente</text:span></text:p>
          </table:table-cell>
          <table:table-cell table:style-name="ce19" office:value-type="string">
            <text:p><text:span text:style-name="T12">Decrescente</text:span></text:p>
          </table:table-cell>
          <table:table-cell table:number-columns-repeated="3"/>
          <table:table-cell table:style-name="ce6" office:value-type="string">
            <text:p>1000(Randomico)</text:p>
          </table:table-cell>
          <table:table-cell table:style-name="ce6" table:formula="of:=[.D46]" office:value-type="float" office:value="7.9999999999999996e-06">
            <text:p>7.9999999999999996e-06</text:p>
          </table:table-cell>
          <table:table-cell table:style-name="ce6" table:formula="of:=[.K46]" office:value-type="float" office:value="7.4999999999999993e-06">
            <text:p>7.4999999999999993e-06</text:p>
          </table:table-cell>
          <table:table-cell table:style-name="ce6" table:formula="of:=[.R46]" office:value-type="float" office:value="9.0000000000000002e-06">
            <text:p>9.0000000000000002e-06</text:p>
          </table:table-cell>
          <table:table-cell table:number-columns-repeated="1024"/>
        </table:table-row>
        <table:table-row table:style-name="ro7">
          <table:table-cell table:number-columns-repeated="2"/>
          <table:table-cell table:style-name="ce20" office:value-type="float" office:value="1000">
            <text:p>1000</text:p>
          </table:table-cell>
          <table:table-cell table:style-name="ce6" office:value-type="float" office:value="9.0000000000000002e-06">
            <text:p>9.0000000000000002e-06</text:p>
          </table:table-cell>
          <table:table-cell table:style-name="ce6" office:value-type="float" office:value="1.5e-05">
            <text:p>1.5e-05</text:p>
          </table:table-cell>
          <table:table-cell table:style-name="ce6" office:value-type="float" office:value="1.5e-05">
            <text:p>1.5e-05</text:p>
          </table:table-cell>
          <table:table-cell table:number-columns-repeated="3"/>
          <table:table-cell table:style-name="ce21" office:value-type="float" office:value="1000">
            <text:p>1000</text:p>
          </table:table-cell>
          <table:table-cell table:style-name="ce6" office:value-type="float" office:value="7.9999999999999996e-06">
            <text:p>7.9999999999999996e-06</text:p>
          </table:table-cell>
          <table:table-cell table:style-name="ce6" office:value-type="float" office:value="1.2999999999999999e-05">
            <text:p>1.2999999999999999e-05</text:p>
          </table:table-cell>
          <table:table-cell table:style-name="ce6" office:value-type="float" office:value="1.4e-05">
            <text:p>1.4e-05</text:p>
          </table:table-cell>
          <table:table-cell table:number-columns-repeated="3"/>
          <table:table-cell table:style-name="ce21" office:value-type="float" office:value="1000">
            <text:p>1000</text:p>
          </table:table-cell>
          <table:table-cell table:style-name="ce6" office:value-type="float" office:value="1.0000000000000001e-05">
            <text:p>1.0000000000000001e-05</text:p>
          </table:table-cell>
          <table:table-cell table:style-name="ce6" office:value-type="float" office:value="5.0000000000000004e-06">
            <text:p>5.0000000000000004e-06</text:p>
          </table:table-cell>
          <table:table-cell table:style-name="ce6" office:value-type="float" office:value="1.0000000000000001e-05">
            <text:p>1.0000000000000001e-05</text:p>
          </table:table-cell>
          <table:table-cell table:number-columns-repeated="3"/>
          <table:table-cell table:style-name="ce6" office:value-type="string">
            <text:p>1000(Crescente)</text:p>
          </table:table-cell>
          <table:table-cell table:style-name="ce6" table:formula="of:=[.E46]" office:value-type="float" office:value="1.3499999999999999e-05">
            <text:p>1.3499999999999999e-05</text:p>
          </table:table-cell>
          <table:table-cell table:style-name="ce6" table:formula="of:=[.L46]" office:value-type="float" office:value="1.15e-05">
            <text:p>1.15e-05</text:p>
          </table:table-cell>
          <table:table-cell table:style-name="ce6" table:formula="of:=[.S46]" office:value-type="float" office:value="4.5000000000000001e-06">
            <text:p>4.5000000000000001e-06</text:p>
          </table:table-cell>
          <table:table-cell table:number-columns-repeated="1024"/>
        </table:table-row>
        <table:table-row table:style-name="ro8">
          <table:table-cell table:number-columns-repeated="2"/>
          <table:table-cell table:style-name="ce20" office:value-type="float" office:value="1000">
            <text:p>1000</text:p>
          </table:table-cell>
          <table:table-cell table:style-name="ce6" office:value-type="float" office:value="7.9999999999999996e-06">
            <text:p>7.9999999999999996e-06</text:p>
          </table:table-cell>
          <table:table-cell table:style-name="ce6" office:value-type="float" office:value="1.4e-05">
            <text:p>1.4e-05</text:p>
          </table:table-cell>
          <table:table-cell table:style-name="ce6" office:value-type="float" office:value="1.4e-05">
            <text:p>1.4e-05</text:p>
          </table:table-cell>
          <table:table-cell table:number-columns-repeated="3"/>
          <table:table-cell table:style-name="ce21" office:value-type="float" office:value="1000">
            <text:p>1000</text:p>
          </table:table-cell>
          <table:table-cell table:style-name="ce6" office:value-type="float" office:value="6.9999999999999999e-06">
            <text:p>6.9999999999999999e-06</text:p>
          </table:table-cell>
          <table:table-cell table:style-name="ce6" office:value-type="float" office:value="1.2e-05">
            <text:p>1.2e-05</text:p>
          </table:table-cell>
          <table:table-cell table:style-name="ce6" office:value-type="float" office:value="1.4e-05">
            <text:p>1.4e-05</text:p>
          </table:table-cell>
          <table:table-cell table:number-columns-repeated="3"/>
          <table:table-cell table:style-name="ce21" office:value-type="float" office:value="1000">
            <text:p>1000</text:p>
          </table:table-cell>
          <table:table-cell table:style-name="ce6" office:value-type="float" office:value="9.0000000000000002e-06">
            <text:p>9.0000000000000002e-06</text:p>
          </table:table-cell>
          <table:table-cell table:style-name="ce6" office:value-type="float" office:value="5.0000000000000004e-06">
            <text:p>5.0000000000000004e-06</text:p>
          </table:table-cell>
          <table:table-cell table:style-name="ce6" office:value-type="float" office:value="1.0000000000000001e-05">
            <text:p>1.0000000000000001e-05</text:p>
          </table:table-cell>
          <table:table-cell table:number-columns-repeated="3"/>
          <table:table-cell table:style-name="ce22" office:value-type="string">
            <text:p>1000(Decrescente)</text:p>
          </table:table-cell>
          <table:table-cell table:style-name="ce6" table:formula="of:=[.F46]" office:value-type="float" office:value="1.2999999999999999e-05">
            <text:p>1.2999999999999999e-05</text:p>
          </table:table-cell>
          <table:table-cell table:style-name="ce6" table:formula="of:=[.M46]" office:value-type="float" office:value="1.3000000000000001e-05">
            <text:p>1.3000000000000001e-05</text:p>
          </table:table-cell>
          <table:table-cell table:style-name="ce6" table:formula="of:=[.T46]" office:value-type="float" office:value="9.0000000000000002e-06">
            <text:p>9.0000000000000002e-06</text:p>
          </table:table-cell>
          <table:table-cell table:number-columns-repeated="1024"/>
        </table:table-row>
        <table:table-row table:style-name="ro9">
          <table:table-cell table:number-columns-repeated="2"/>
          <table:table-cell table:style-name="ce20" office:value-type="float" office:value="1000">
            <text:p>1000</text:p>
          </table:table-cell>
          <table:table-cell table:style-name="ce6" office:value-type="float" office:value="7.9999999999999996e-06">
            <text:p>7.9999999999999996e-06</text:p>
          </table:table-cell>
          <table:table-cell table:style-name="ce6" office:value-type="float" office:value="1.4e-05">
            <text:p>1.4e-05</text:p>
          </table:table-cell>
          <table:table-cell table:style-name="ce6" office:value-type="float" office:value="1.4e-05">
            <text:p>1.4e-05</text:p>
          </table:table-cell>
          <table:table-cell table:number-columns-repeated="3"/>
          <table:table-cell table:style-name="ce21" office:value-type="float" office:value="1000">
            <text:p>1000</text:p>
          </table:table-cell>
          <table:table-cell table:style-name="ce6" office:value-type="float" office:value="6.9999999999999999e-06">
            <text:p>6.9999999999999999e-06</text:p>
          </table:table-cell>
          <table:table-cell table:style-name="ce6" office:value-type="float" office:value="1.1e-05">
            <text:p>1.1e-05</text:p>
          </table:table-cell>
          <table:table-cell table:style-name="ce22" office:value-type="float" office:value="1.2999999999999999e-05">
            <text:p>1.2999999999999999e-05</text:p>
          </table:table-cell>
          <table:table-cell table:number-columns-repeated="3"/>
          <table:table-cell table:style-name="ce21" office:value-type="float" office:value="1000">
            <text:p>1000</text:p>
          </table:table-cell>
          <table:table-cell table:style-name="ce6" office:value-type="float" office:value="9.0000000000000002e-06">
            <text:p>9.0000000000000002e-06</text:p>
          </table:table-cell>
          <table:table-cell table:style-name="ce6" office:value-type="float" office:value="6.0000000000000002e-06">
            <text:p>6.0000000000000002e-06</text:p>
          </table:table-cell>
          <table:table-cell table:style-name="ce6" office:value-type="float" office:value="9.0000000000000002e-06">
            <text:p>9.0000000000000002e-06</text:p>
          </table:table-cell>
          <table:table-cell table:number-columns-repeated="3"/>
          <table:table-cell table:style-name="ce22" office:value-type="string">
            <text:p>10000(Randomico)</text:p>
          </table:table-cell>
          <table:table-cell table:style-name="ce6" table:formula="of:=[.D47]" office:value-type="float" office:value="4.6999999999999997e-05">
            <text:p>4.6999999999999997e-05</text:p>
          </table:table-cell>
          <table:table-cell table:style-name="ce6" table:formula="of:=[.K47]" office:value-type="float" office:value="4.2000000000000004e-05">
            <text:p>4.2000000000000004e-05</text:p>
          </table:table-cell>
          <table:table-cell table:style-name="ce6" table:formula="of:=[.R47]" office:value-type="float" office:value="5.5000000000000002e-05">
            <text:p>5.5000000000000002e-05</text:p>
          </table:table-cell>
          <table:table-cell table:number-columns-repeated="1024"/>
        </table:table-row>
        <table:table-row table:style-name="ro10">
          <table:table-cell table:number-columns-repeated="2"/>
          <table:table-cell table:style-name="ce20" office:value-type="float" office:value="1000">
            <text:p>1000</text:p>
          </table:table-cell>
          <table:table-cell table:style-name="ce6" office:value-type="float" office:value="7.9999999999999996e-06">
            <text:p>7.9999999999999996e-06</text:p>
          </table:table-cell>
          <table:table-cell table:style-name="ce6" office:value-type="float" office:value="1.4e-05">
            <text:p>1.4e-05</text:p>
          </table:table-cell>
          <table:table-cell table:style-name="ce6" office:value-type="float" office:value="1.4e-05">
            <text:p>1.4e-05</text:p>
          </table:table-cell>
          <table:table-cell table:number-columns-repeated="3"/>
          <table:table-cell table:style-name="ce21" office:value-type="float" office:value="1000">
            <text:p>1000</text:p>
          </table:table-cell>
          <table:table-cell table:style-name="ce6" office:value-type="float" office:value="6.9999999999999999e-06">
            <text:p>6.9999999999999999e-06</text:p>
          </table:table-cell>
          <table:table-cell table:style-name="ce6" office:value-type="float" office:value="1.4e-05">
            <text:p>1.4e-05</text:p>
          </table:table-cell>
          <table:table-cell table:style-name="ce6" office:value-type="float" office:value="1.4e-05">
            <text:p>1.4e-05</text:p>
          </table:table-cell>
          <table:table-cell table:number-columns-repeated="3"/>
          <table:table-cell table:style-name="ce21" office:value-type="float" office:value="1000">
            <text:p>1000</text:p>
          </table:table-cell>
          <table:table-cell table:style-name="ce6" office:value-type="float" office:value="9.0000000000000002e-06">
            <text:p>9.0000000000000002e-06</text:p>
          </table:table-cell>
          <table:table-cell table:style-name="ce6" office:value-type="float" office:value="6.0000000000000002e-06">
            <text:p>6.0000000000000002e-06</text:p>
          </table:table-cell>
          <table:table-cell table:style-name="ce6" office:value-type="float" office:value="9.0000000000000002e-06">
            <text:p>9.0000000000000002e-06</text:p>
          </table:table-cell>
          <table:table-cell table:number-columns-repeated="3"/>
          <table:table-cell table:style-name="ce22" office:value-type="string">
            <text:p>10000Crescente</text:p>
          </table:table-cell>
          <table:table-cell table:style-name="ce6" table:formula="of:=[.E47]" office:value-type="float" office:value="5.8e-05">
            <text:p>5.8e-05</text:p>
          </table:table-cell>
          <table:table-cell table:style-name="ce6" table:formula="of:=[.L47]" office:value-type="float" office:value="5.1e-05">
            <text:p>5.1e-05</text:p>
          </table:table-cell>
          <table:table-cell table:style-name="ce6" table:formula="of:=[.S47]" office:value-type="float" office:value="4.1e-05">
            <text:p>4.1e-05</text:p>
          </table:table-cell>
          <table:table-cell table:number-columns-repeated="1024"/>
        </table:table-row>
        <table:table-row table:style-name="ro11">
          <table:table-cell table:number-columns-repeated="2"/>
          <table:table-cell table:style-name="ce20" office:value-type="float" office:value="1000">
            <text:p>1000</text:p>
          </table:table-cell>
          <table:table-cell table:style-name="ce6" office:value-type="float" office:value="9.0000000000000002e-06">
            <text:p>9.0000000000000002e-06</text:p>
          </table:table-cell>
          <table:table-cell table:style-name="ce6" office:value-type="float" office:value="1.2999999999999999e-05">
            <text:p>1.2999999999999999e-05</text:p>
          </table:table-cell>
          <table:table-cell table:style-name="ce23" office:value-type="float" office:value="1.4e-05">
            <text:p>1.4e-05</text:p>
          </table:table-cell>
          <table:table-cell table:number-columns-repeated="3"/>
          <table:table-cell table:style-name="ce21" office:value-type="float" office:value="1000">
            <text:p>1000</text:p>
          </table:table-cell>
          <table:table-cell table:style-name="ce6" office:value-type="float" office:value="9.0000000000000002e-06">
            <text:p>9.0000000000000002e-06</text:p>
          </table:table-cell>
          <table:table-cell table:style-name="ce6" office:value-type="float" office:value="1.1e-05">
            <text:p>1.1e-05</text:p>
          </table:table-cell>
          <table:table-cell table:style-name="ce24" office:value-type="float" office:value="1.4e-05">
            <text:p>1.4e-05</text:p>
          </table:table-cell>
          <table:table-cell table:number-columns-repeated="3"/>
          <table:table-cell table:style-name="ce21" office:value-type="float" office:value="1000">
            <text:p>1000</text:p>
          </table:table-cell>
          <table:table-cell table:style-name="ce6" office:value-type="float" office:value="7.9999999999999996e-06">
            <text:p>7.9999999999999996e-06</text:p>
          </table:table-cell>
          <table:table-cell table:style-name="ce6" office:value-type="float" office:value="6.0000000000000002e-06">
            <text:p>6.0000000000000002e-06</text:p>
          </table:table-cell>
          <table:table-cell table:style-name="ce24" office:value-type="float" office:value="9.0000000000000002e-06">
            <text:p>9.0000000000000002e-06</text:p>
          </table:table-cell>
          <table:table-cell table:number-columns-repeated="3"/>
          <table:table-cell table:style-name="ce22" office:value-type="string">
            <text:p>10000(Decrescente)</text:p>
          </table:table-cell>
          <table:table-cell table:style-name="ce6" table:formula="of:=[.F47]" office:value-type="float" office:value="5.7500000000000002e-05">
            <text:p>5.7500000000000002e-05</text:p>
          </table:table-cell>
          <table:table-cell table:style-name="ce6" table:formula="of:=[.M47]" office:value-type="float" office:value="5.2000000000000004e-05">
            <text:p>5.2000000000000004e-05</text:p>
          </table:table-cell>
          <table:table-cell table:style-name="ce6" table:formula="of:=[.T47]" office:value-type="float" office:value="3.5499999999999996e-05">
            <text:p>3.5499999999999996e-05</text:p>
          </table:table-cell>
          <table:table-cell table:number-columns-repeated="1024"/>
        </table:table-row>
        <table:table-row table:style-name="ro12">
          <table:table-cell table:number-columns-repeated="2"/>
          <table:table-cell table:style-name="ce20" office:value-type="float" office:value="1000">
            <text:p>1000</text:p>
          </table:table-cell>
          <table:table-cell table:style-name="ce6" office:value-type="float" office:value="9.0000000000000002e-06">
            <text:p>9.0000000000000002e-06</text:p>
          </table:table-cell>
          <table:table-cell table:style-name="ce6" office:value-type="float" office:value="1.2999999999999999e-05">
            <text:p>1.2999999999999999e-05</text:p>
          </table:table-cell>
          <table:table-cell table:style-name="ce23" office:value-type="float" office:value="1.4e-05">
            <text:p>1.4e-05</text:p>
          </table:table-cell>
          <table:table-cell table:number-columns-repeated="3"/>
          <table:table-cell table:style-name="ce21" office:value-type="float" office:value="1000">
            <text:p>1000</text:p>
          </table:table-cell>
          <table:table-cell table:style-name="ce6" office:value-type="float" office:value="6.9999999999999999e-06">
            <text:p>6.9999999999999999e-06</text:p>
          </table:table-cell>
          <table:table-cell table:style-name="ce6" office:value-type="float" office:value="1.2e-05">
            <text:p>1.2e-05</text:p>
          </table:table-cell>
          <table:table-cell table:style-name="ce24" office:value-type="float" office:value="1.4e-05">
            <text:p>1.4e-05</text:p>
          </table:table-cell>
          <table:table-cell table:number-columns-repeated="3"/>
          <table:table-cell table:style-name="ce21" office:value-type="float" office:value="1000">
            <text:p>1000</text:p>
          </table:table-cell>
          <table:table-cell table:style-name="ce6" office:value-type="float" office:value="9.0000000000000002e-06">
            <text:p>9.0000000000000002e-06</text:p>
          </table:table-cell>
          <table:table-cell table:style-name="ce6" office:value-type="float" office:value="6.0000000000000002e-06">
            <text:p>6.0000000000000002e-06</text:p>
          </table:table-cell>
          <table:table-cell table:style-name="ce24" office:value-type="float" office:value="9.0000000000000002e-06">
            <text:p>9.0000000000000002e-06</text:p>
          </table:table-cell>
          <table:table-cell table:number-columns-repeated="3"/>
          <table:table-cell table:style-name="ce6" office:value-type="string">
            <text:p>100000(Randomico)</text:p>
          </table:table-cell>
          <table:table-cell table:style-name="ce6" table:formula="of:=[.D48]" office:value-type="float" office:value="0.00050000000000000001">
            <text:p>0.00050000000000000001</text:p>
          </table:table-cell>
          <table:table-cell table:style-name="ce6" table:formula="of:=[.K48]" office:value-type="float" office:value="0.00040999999999999999">
            <text:p>0.00040999999999999999</text:p>
          </table:table-cell>
          <table:table-cell table:style-name="ce6" table:formula="of:=[.R48]" office:value-type="float" office:value="0.00057899999999999998">
            <text:p>0.00057899999999999998</text:p>
          </table:table-cell>
          <table:table-cell table:number-columns-repeated="1024"/>
        </table:table-row>
        <table:table-row table:style-name="ro13">
          <table:table-cell table:number-columns-repeated="2"/>
          <table:table-cell table:style-name="ce20" office:value-type="float" office:value="1000">
            <text:p>1000</text:p>
          </table:table-cell>
          <table:table-cell table:style-name="ce6" office:value-type="float" office:value="9.0000000000000002e-06">
            <text:p>9.0000000000000002e-06</text:p>
          </table:table-cell>
          <table:table-cell table:style-name="ce6" office:value-type="float" office:value="1.2e-05">
            <text:p>1.2e-05</text:p>
          </table:table-cell>
          <table:table-cell table:style-name="ce23" office:value-type="float" office:value="1.2999999999999999e-05">
            <text:p>1.2999999999999999e-05</text:p>
          </table:table-cell>
          <table:table-cell table:number-columns-repeated="3"/>
          <table:table-cell table:style-name="ce21" office:value-type="float" office:value="1000">
            <text:p>1000</text:p>
          </table:table-cell>
          <table:table-cell table:style-name="ce6" office:value-type="float" office:value="6.9999999999999999e-06">
            <text:p>6.9999999999999999e-06</text:p>
          </table:table-cell>
          <table:table-cell table:style-name="ce6" office:value-type="float" office:value="1.0000000000000001e-05">
            <text:p>1.0000000000000001e-05</text:p>
          </table:table-cell>
          <table:table-cell table:style-name="ce24" office:value-type="float" office:value="1.2999999999999999e-05">
            <text:p>1.2999999999999999e-05</text:p>
          </table:table-cell>
          <table:table-cell table:number-columns-repeated="3"/>
          <table:table-cell table:style-name="ce21" office:value-type="float" office:value="1000">
            <text:p>1000</text:p>
          </table:table-cell>
          <table:table-cell table:style-name="ce6" office:value-type="float" office:value="7.9999999999999996e-06">
            <text:p>7.9999999999999996e-06</text:p>
          </table:table-cell>
          <table:table-cell table:style-name="ce6" office:value-type="float" office:value="5.0000000000000004e-06">
            <text:p>5.0000000000000004e-06</text:p>
          </table:table-cell>
          <table:table-cell table:style-name="ce24" office:value-type="float" office:value="9.0000000000000002e-06">
            <text:p>9.0000000000000002e-06</text:p>
          </table:table-cell>
          <table:table-cell table:number-columns-repeated="3"/>
          <table:table-cell table:style-name="ce22" office:value-type="string">
            <text:p>100000(Crescente)</text:p>
          </table:table-cell>
          <table:table-cell table:style-name="ce6" table:formula="of:=[.E48]" office:value-type="float" office:value="0.000475">
            <text:p>0.000475</text:p>
          </table:table-cell>
          <table:table-cell table:style-name="ce6" table:formula="of:=[.L48]" office:value-type="float" office:value="0.00041200000000000004">
            <text:p>0.00041200000000000004</text:p>
          </table:table-cell>
          <table:table-cell table:style-name="ce6" table:formula="of:=[.S48]" office:value-type="float" office:value="0.00030200000000000002">
            <text:p>0.00030200000000000002</text:p>
          </table:table-cell>
          <table:table-cell table:number-columns-repeated="1024"/>
        </table:table-row>
        <table:table-row table:style-name="ro14">
          <table:table-cell table:number-columns-repeated="2"/>
          <table:table-cell table:style-name="ce20" office:value-type="float" office:value="1000">
            <text:p>1000</text:p>
          </table:table-cell>
          <table:table-cell table:style-name="ce6" office:value-type="float" office:value="6.9999999999999999e-06">
            <text:p>6.9999999999999999e-06</text:p>
          </table:table-cell>
          <table:table-cell table:style-name="ce6" office:value-type="float" office:value="1.2999999999999999e-05">
            <text:p>1.2999999999999999e-05</text:p>
          </table:table-cell>
          <table:table-cell table:style-name="ce6" office:value-type="float" office:value="1.2999999999999999e-05">
            <text:p>1.2999999999999999e-05</text:p>
          </table:table-cell>
          <table:table-cell table:number-columns-repeated="3"/>
          <table:table-cell table:style-name="ce21" office:value-type="float" office:value="1000">
            <text:p>1000</text:p>
          </table:table-cell>
          <table:table-cell table:style-name="ce6" office:value-type="float" office:value="6.0000000000000002e-06">
            <text:p>6.0000000000000002e-06</text:p>
          </table:table-cell>
          <table:table-cell table:style-name="ce6" office:value-type="float" office:value="1.1e-05">
            <text:p>1.1e-05</text:p>
          </table:table-cell>
          <table:table-cell table:style-name="ce6" office:value-type="float" office:value="1.2e-05">
            <text:p>1.2e-05</text:p>
          </table:table-cell>
          <table:table-cell table:number-columns-repeated="3"/>
          <table:table-cell table:style-name="ce21" office:value-type="float" office:value="1000">
            <text:p>1000</text:p>
          </table:table-cell>
          <table:table-cell table:style-name="ce6" office:value-type="float" office:value="6.9999999999999999e-06">
            <text:p>6.9999999999999999e-06</text:p>
          </table:table-cell>
          <table:table-cell table:style-name="ce6" office:value-type="float" office:value="5.0000000000000004e-06">
            <text:p>5.0000000000000004e-06</text:p>
          </table:table-cell>
          <table:table-cell table:style-name="ce6" office:value-type="float" office:value="7.9999999999999996e-06">
            <text:p>7.9999999999999996e-06</text:p>
          </table:table-cell>
          <table:table-cell table:number-columns-repeated="3"/>
          <table:table-cell table:style-name="ce22" office:value-type="string">
            <text:p>100000(Decrescente)</text:p>
          </table:table-cell>
          <table:table-cell table:style-name="ce6" table:formula="of:=[.F48]" office:value-type="float" office:value="0.00046999999999999999">
            <text:p>0.00046999999999999999</text:p>
          </table:table-cell>
          <table:table-cell table:style-name="ce6" table:formula="of:=[.M48]" office:value-type="float" office:value="0.000408">
            <text:p>0.000408</text:p>
          </table:table-cell>
          <table:table-cell table:style-name="ce6" table:formula="of:=[.T48]" office:value-type="float" office:value="0.00030200000000000002">
            <text:p>0.00030200000000000002</text:p>
          </table:table-cell>
          <table:table-cell table:number-columns-repeated="1024"/>
        </table:table-row>
        <table:table-row table:style-name="ro15">
          <table:table-cell table:number-columns-repeated="2"/>
          <table:table-cell table:style-name="ce20" office:value-type="float" office:value="1000">
            <text:p>1000</text:p>
          </table:table-cell>
          <table:table-cell table:style-name="ce6" office:value-type="float" office:value="6.9999999999999999e-06">
            <text:p>6.9999999999999999e-06</text:p>
          </table:table-cell>
          <table:table-cell table:style-name="ce6" office:value-type="float" office:value="1.2999999999999999e-05">
            <text:p>1.2999999999999999e-05</text:p>
          </table:table-cell>
          <table:table-cell table:style-name="ce6" office:value-type="float" office:value="1.2999999999999999e-05">
            <text:p>1.2999999999999999e-05</text:p>
          </table:table-cell>
          <table:table-cell table:number-columns-repeated="3"/>
          <table:table-cell table:style-name="ce21" office:value-type="float" office:value="1000">
            <text:p>1000</text:p>
          </table:table-cell>
          <table:table-cell table:style-name="ce6" office:value-type="float" office:value="6.0000000000000002e-06">
            <text:p>6.0000000000000002e-06</text:p>
          </table:table-cell>
          <table:table-cell table:style-name="ce6" office:value-type="float" office:value="1.1e-05">
            <text:p>1.1e-05</text:p>
          </table:table-cell>
          <table:table-cell table:style-name="ce6" office:value-type="float" office:value="1.2999999999999999e-05">
            <text:p>1.2999999999999999e-05</text:p>
          </table:table-cell>
          <table:table-cell table:number-columns-repeated="3"/>
          <table:table-cell table:style-name="ce21" office:value-type="float" office:value="1000">
            <text:p>1000</text:p>
          </table:table-cell>
          <table:table-cell table:style-name="ce6" office:value-type="float" office:value="7.9999999999999996e-06">
            <text:p>7.9999999999999996e-06</text:p>
          </table:table-cell>
          <table:table-cell table:style-name="ce6" office:value-type="float" office:value="5.0000000000000004e-06">
            <text:p>5.0000000000000004e-06</text:p>
          </table:table-cell>
          <table:table-cell table:style-name="ce6" office:value-type="float" office:value="1.2999999999999999e-05">
            <text:p>1.2999999999999999e-05</text:p>
          </table:table-cell>
          <table:table-cell table:number-columns-repeated="3"/>
          <table:table-cell table:style-name="ce22" office:value-type="string">
            <text:p>500000(Randomico</text:p>
          </table:table-cell>
          <table:table-cell table:style-name="ce6" table:formula="of:=[.D49]" office:value-type="float" office:value="0.0024499999999999999">
            <text:p>0.0024499999999999999</text:p>
          </table:table-cell>
          <table:table-cell table:style-name="ce6" table:formula="of:=[.K49]" office:value-type="float" office:value="0.0019469999999999999">
            <text:p>0.0019469999999999999</text:p>
          </table:table-cell>
          <table:table-cell table:style-name="ce6" table:formula="of:=[.R49]" office:value-type="float" office:value="0.0029060000000000002">
            <text:p>0.0029060000000000002</text:p>
          </table:table-cell>
          <table:table-cell table:number-columns-repeated="1024"/>
        </table:table-row>
        <table:table-row table:style-name="ro16">
          <table:table-cell table:number-columns-repeated="2"/>
          <table:table-cell table:style-name="ce20" office:value-type="float" office:value="1000">
            <text:p>1000</text:p>
          </table:table-cell>
          <table:table-cell table:style-name="ce6" office:value-type="float" office:value="6.9999999999999999e-06">
            <text:p>6.9999999999999999e-06</text:p>
          </table:table-cell>
          <table:table-cell table:style-name="ce6" office:value-type="float" office:value="1.2e-05">
            <text:p>1.2e-05</text:p>
          </table:table-cell>
          <table:table-cell table:style-name="ce23" office:value-type="float" office:value="1.1e-05">
            <text:p>1.1e-05</text:p>
          </table:table-cell>
          <table:table-cell table:number-columns-repeated="3"/>
          <table:table-cell table:style-name="ce21" office:value-type="float" office:value="1000">
            <text:p>1000</text:p>
          </table:table-cell>
          <table:table-cell table:style-name="ce6" office:value-type="float" office:value="6.9999999999999999e-06">
            <text:p>6.9999999999999999e-06</text:p>
          </table:table-cell>
          <table:table-cell table:style-name="ce6" office:value-type="float" office:value="1.0000000000000001e-05">
            <text:p>1.0000000000000001e-05</text:p>
          </table:table-cell>
          <table:table-cell table:style-name="ce24" office:value-type="float" office:value="1.2e-05">
            <text:p>1.2e-05</text:p>
          </table:table-cell>
          <table:table-cell table:number-columns-repeated="3"/>
          <table:table-cell table:style-name="ce21" office:value-type="float" office:value="1000">
            <text:p>1000</text:p>
          </table:table-cell>
          <table:table-cell table:style-name="ce6" office:value-type="float" office:value="7.9999999999999996e-06">
            <text:p>7.9999999999999996e-06</text:p>
          </table:table-cell>
          <table:table-cell table:style-name="ce6" office:value-type="float" office:value="3.9999999999999998e-06">
            <text:p>3.9999999999999998e-06</text:p>
          </table:table-cell>
          <table:table-cell table:style-name="ce24" office:value-type="float" office:value="7.9999999999999996e-06">
            <text:p>7.9999999999999996e-06</text:p>
          </table:table-cell>
          <table:table-cell table:number-columns-repeated="3"/>
          <table:table-cell table:style-name="ce22" office:value-type="string">
            <text:p>500000(Crescente)</text:p>
          </table:table-cell>
          <table:table-cell table:style-name="ce6" table:formula="of:=[.E49]" office:value-type="float" office:value="0.0024499999999999999">
            <text:p>0.0024499999999999999</text:p>
          </table:table-cell>
          <table:table-cell table:style-name="ce6" table:formula="of:=[.L49]" office:value-type="float" office:value="0.0020125">
            <text:p>0.0020125</text:p>
          </table:table-cell>
          <table:table-cell table:style-name="ce6" table:formula="of:=[.S49]" office:value-type="float" office:value="0.0015100000000000001">
            <text:p>0.0015100000000000001</text:p>
          </table:table-cell>
          <table:table-cell table:number-columns-repeated="1024"/>
        </table:table-row>
        <table:table-row table:style-name="ro17">
          <table:table-cell table:number-columns-repeated="2"/>
          <table:table-cell table:style-name="ce20" office:value-type="float" office:value="10000">
            <text:p>10000</text:p>
          </table:table-cell>
          <table:table-cell table:style-name="ce6" office:value-type="float" office:value="4.6999999999999997e-05">
            <text:p>4.6999999999999997e-05</text:p>
          </table:table-cell>
          <table:table-cell table:style-name="ce6" office:value-type="float" office:value="5.8e-05">
            <text:p>5.8e-05</text:p>
          </table:table-cell>
          <table:table-cell table:style-name="ce6" office:value-type="float" office:value="5.8e-05">
            <text:p>5.8e-05</text:p>
          </table:table-cell>
          <table:table-cell table:number-columns-repeated="3"/>
          <table:table-cell table:style-name="ce21" office:value-type="float" office:value="10000">
            <text:p>10000</text:p>
          </table:table-cell>
          <table:table-cell table:style-name="ce6" office:value-type="float" office:value="4.0000000000000003e-05">
            <text:p>4.0000000000000003e-05</text:p>
          </table:table-cell>
          <table:table-cell table:style-name="ce22" office:value-type="float" office:value="5.1e-05">
            <text:p>5.1e-05</text:p>
          </table:table-cell>
          <table:table-cell table:style-name="ce6" office:value-type="float" office:value="5.1e-05">
            <text:p>5.1e-05</text:p>
          </table:table-cell>
          <table:table-cell table:number-columns-repeated="3"/>
          <table:table-cell table:style-name="ce21" office:value-type="float" office:value="10000">
            <text:p>10000</text:p>
          </table:table-cell>
          <table:table-cell table:style-name="ce6" office:value-type="float" office:value="5.5000000000000002e-05">
            <text:p>5.5000000000000002e-05</text:p>
          </table:table-cell>
          <table:table-cell table:style-name="ce6" office:value-type="float" office:value="4.1e-05">
            <text:p>4.1e-05</text:p>
          </table:table-cell>
          <table:table-cell table:style-name="ce6" office:value-type="float" office:value="3.4999999999999997e-05">
            <text:p>3.4999999999999997e-05</text:p>
          </table:table-cell>
          <table:table-cell table:number-columns-repeated="3"/>
          <table:table-cell table:style-name="ce22" office:value-type="string">
            <text:p>500000(Decrescente)</text:p>
          </table:table-cell>
          <table:table-cell table:style-name="ce6" table:formula="of:=[.F49]" office:value-type="float" office:value="0.0023">
            <text:p>0.0023</text:p>
          </table:table-cell>
          <table:table-cell table:style-name="ce6" table:formula="of:=[.M49]" office:value-type="float" office:value="0.0019789999999999999">
            <text:p>0.0019789999999999999</text:p>
          </table:table-cell>
          <table:table-cell table:style-name="ce6" table:formula="of:=[.T49]" office:value-type="float" office:value="0.0014675000000000001">
            <text:p>0.0014675000000000001</text:p>
          </table:table-cell>
          <table:table-cell table:number-columns-repeated="1024"/>
        </table:table-row>
        <table:table-row table:style-name="ro18">
          <table:table-cell table:number-columns-repeated="2"/>
          <table:table-cell table:style-name="ce20" office:value-type="float" office:value="10000">
            <text:p>10000</text:p>
          </table:table-cell>
          <table:table-cell table:style-name="ce6" office:value-type="float" office:value="4.6999999999999997e-05">
            <text:p>4.6999999999999997e-05</text:p>
          </table:table-cell>
          <table:table-cell table:style-name="ce6" office:value-type="float" office:value="5.7000000000000003e-05">
            <text:p>5.7000000000000003e-05</text:p>
          </table:table-cell>
          <table:table-cell table:style-name="ce23" office:value-type="float" office:value="5.8e-05">
            <text:p>5.8e-05</text:p>
          </table:table-cell>
          <table:table-cell table:number-columns-repeated="3"/>
          <table:table-cell table:style-name="ce21" office:value-type="float" office:value="10000">
            <text:p>10000</text:p>
          </table:table-cell>
          <table:table-cell table:style-name="ce6" office:value-type="float" office:value="4.0000000000000003e-05">
            <text:p>4.0000000000000003e-05</text:p>
          </table:table-cell>
          <table:table-cell table:style-name="ce6" office:value-type="float" office:value="5.1e-05">
            <text:p>5.1e-05</text:p>
          </table:table-cell>
          <table:table-cell table:style-name="ce24" office:value-type="float" office:value="5.1999999999999997e-05">
            <text:p>5.1999999999999997e-05</text:p>
          </table:table-cell>
          <table:table-cell table:number-columns-repeated="3"/>
          <table:table-cell table:style-name="ce21" office:value-type="float" office:value="10000">
            <text:p>10000</text:p>
          </table:table-cell>
          <table:table-cell table:style-name="ce6" office:value-type="float" office:value="5.3999999999999998e-05">
            <text:p>5.3999999999999998e-05</text:p>
          </table:table-cell>
          <table:table-cell table:style-name="ce6" office:value-type="float" office:value="4.0000000000000003e-05">
            <text:p>4.0000000000000003e-05</text:p>
          </table:table-cell>
          <table:table-cell table:style-name="ce24" office:value-type="float" office:value="3.4999999999999997e-05">
            <text:p>3.4999999999999997e-05</text:p>
          </table:table-cell>
          <table:table-cell table:number-columns-repeated="1024"/>
        </table:table-row>
        <table:table-row table:style-name="ro19">
          <table:table-cell table:number-columns-repeated="2"/>
          <table:table-cell table:style-name="ce20" office:value-type="float" office:value="10000">
            <text:p>10000</text:p>
          </table:table-cell>
          <table:table-cell table:style-name="ce6" office:value-type="float" office:value="4.6999999999999997e-05">
            <text:p>4.6999999999999997e-05</text:p>
          </table:table-cell>
          <table:table-cell table:style-name="ce6" office:value-type="float" office:value="6.7999999999999999e-05">
            <text:p>6.7999999999999999e-05</text:p>
          </table:table-cell>
          <table:table-cell table:style-name="ce23" office:value-type="float" office:value="5.8e-05">
            <text:p>5.8e-05</text:p>
          </table:table-cell>
          <table:table-cell table:number-columns-repeated="3"/>
          <table:table-cell table:style-name="ce21" office:value-type="float" office:value="10000">
            <text:p>10000</text:p>
          </table:table-cell>
          <table:table-cell table:style-name="ce6" office:value-type="float" office:value="4.0000000000000003e-05">
            <text:p>4.0000000000000003e-05</text:p>
          </table:table-cell>
          <table:table-cell table:style-name="ce6" office:value-type="float" office:value="5.0000000000000002e-05">
            <text:p>5.0000000000000002e-05</text:p>
          </table:table-cell>
          <table:table-cell table:style-name="ce24" office:value-type="float" office:value="5.1999999999999997e-05">
            <text:p>5.1999999999999997e-05</text:p>
          </table:table-cell>
          <table:table-cell table:number-columns-repeated="3"/>
          <table:table-cell table:style-name="ce21" office:value-type="float" office:value="10000">
            <text:p>10000</text:p>
          </table:table-cell>
          <table:table-cell table:style-name="ce6" office:value-type="float" office:value="5.5000000000000002e-05">
            <text:p>5.5000000000000002e-05</text:p>
          </table:table-cell>
          <table:table-cell table:style-name="ce6" office:value-type="float" office:value="4.0000000000000003e-05">
            <text:p>4.0000000000000003e-05</text:p>
          </table:table-cell>
          <table:table-cell table:style-name="ce24" office:value-type="float" office:value="3.4999999999999997e-05">
            <text:p>3.4999999999999997e-05</text:p>
          </table:table-cell>
          <table:table-cell table:number-columns-repeated="1024"/>
        </table:table-row>
        <table:table-row table:style-name="ro20">
          <table:table-cell table:number-columns-repeated="2"/>
          <table:table-cell table:style-name="ce20" office:value-type="float" office:value="10000">
            <text:p>10000</text:p>
          </table:table-cell>
          <table:table-cell table:style-name="ce6" office:value-type="float" office:value="4.6999999999999997e-05">
            <text:p>4.6999999999999997e-05</text:p>
          </table:table-cell>
          <table:table-cell table:style-name="ce6" office:value-type="float" office:value="5.8e-05">
            <text:p>5.8e-05</text:p>
          </table:table-cell>
          <table:table-cell table:style-name="ce6" office:value-type="float" office:value="5.8e-05">
            <text:p>5.8e-05</text:p>
          </table:table-cell>
          <table:table-cell table:number-columns-repeated="3"/>
          <table:table-cell table:style-name="ce21" office:value-type="float" office:value="10000">
            <text:p>10000</text:p>
          </table:table-cell>
          <table:table-cell table:style-name="ce6" office:value-type="float" office:value="4.0000000000000003e-05">
            <text:p>4.0000000000000003e-05</text:p>
          </table:table-cell>
          <table:table-cell table:style-name="ce6" office:value-type="float" office:value="5.0000000000000002e-05">
            <text:p>5.0000000000000002e-05</text:p>
          </table:table-cell>
          <table:table-cell table:style-name="ce6" office:value-type="float" office:value="5.1999999999999997e-05">
            <text:p>5.1999999999999997e-05</text:p>
          </table:table-cell>
          <table:table-cell table:number-columns-repeated="3"/>
          <table:table-cell table:style-name="ce21" office:value-type="float" office:value="10000">
            <text:p>10000</text:p>
          </table:table-cell>
          <table:table-cell table:style-name="ce6" office:value-type="float" office:value="5.3999999999999998e-05">
            <text:p>5.3999999999999998e-05</text:p>
          </table:table-cell>
          <table:table-cell table:style-name="ce6" office:value-type="float" office:value="4.0000000000000003e-05">
            <text:p>4.0000000000000003e-05</text:p>
          </table:table-cell>
          <table:table-cell table:style-name="ce6" office:value-type="float" office:value="3.4999999999999997e-05">
            <text:p>3.4999999999999997e-05</text:p>
          </table:table-cell>
          <table:table-cell table:number-columns-repeated="1024"/>
        </table:table-row>
        <table:table-row table:style-name="ro21">
          <table:table-cell table:number-columns-repeated="2"/>
          <table:table-cell table:style-name="ce20" office:value-type="float" office:value="10000">
            <text:p>10000</text:p>
          </table:table-cell>
          <table:table-cell table:style-name="ce6" office:value-type="float" office:value="5.0000000000000002e-05">
            <text:p>5.0000000000000002e-05</text:p>
          </table:table-cell>
          <table:table-cell table:style-name="ce6" office:value-type="float" office:value="5.7000000000000003e-05">
            <text:p>5.7000000000000003e-05</text:p>
          </table:table-cell>
          <table:table-cell table:style-name="ce23" office:value-type="float" office:value="5.8e-05">
            <text:p>5.8e-05</text:p>
          </table:table-cell>
          <table:table-cell table:number-columns-repeated="3"/>
          <table:table-cell table:style-name="ce21" office:value-type="float" office:value="10000">
            <text:p>10000</text:p>
          </table:table-cell>
          <table:table-cell table:style-name="ce6" office:value-type="float" office:value="4.0000000000000003e-05">
            <text:p>4.0000000000000003e-05</text:p>
          </table:table-cell>
          <table:table-cell table:style-name="ce6" office:value-type="float" office:value="5.0000000000000002e-05">
            <text:p>5.0000000000000002e-05</text:p>
          </table:table-cell>
          <table:table-cell table:style-name="ce24" office:value-type="float" office:value="5.1999999999999997e-05">
            <text:p>5.1999999999999997e-05</text:p>
          </table:table-cell>
          <table:table-cell table:number-columns-repeated="3"/>
          <table:table-cell table:style-name="ce21" office:value-type="float" office:value="10000">
            <text:p>10000</text:p>
          </table:table-cell>
          <table:table-cell table:style-name="ce22" office:value-type="float" office:value="5.3999999999999998e-05">
            <text:p>5.3999999999999998e-05</text:p>
          </table:table-cell>
          <table:table-cell table:style-name="ce6" office:value-type="float" office:value="4.0000000000000003e-05">
            <text:p>4.0000000000000003e-05</text:p>
          </table:table-cell>
          <table:table-cell table:style-name="ce24" office:value-type="float" office:value="3.4999999999999997e-05">
            <text:p>3.4999999999999997e-05</text:p>
          </table:table-cell>
          <table:table-cell table:number-columns-repeated="1024"/>
        </table:table-row>
        <table:table-row table:style-name="ro22">
          <table:table-cell table:number-columns-repeated="2"/>
          <table:table-cell table:style-name="ce20" office:value-type="float" office:value="10000">
            <text:p>10000</text:p>
          </table:table-cell>
          <table:table-cell table:style-name="ce6" office:value-type="float" office:value="4.6999999999999997e-05">
            <text:p>4.6999999999999997e-05</text:p>
          </table:table-cell>
          <table:table-cell table:style-name="ce6" office:value-type="float" office:value="5.7000000000000003e-05">
            <text:p>5.7000000000000003e-05</text:p>
          </table:table-cell>
          <table:table-cell table:style-name="ce6" office:value-type="float" office:value="5.7000000000000003e-05">
            <text:p>5.7000000000000003e-05</text:p>
          </table:table-cell>
          <table:table-cell table:number-columns-repeated="3"/>
          <table:table-cell table:style-name="ce21" office:value-type="float" office:value="10000">
            <text:p>10000</text:p>
          </table:table-cell>
          <table:table-cell table:style-name="ce6" office:value-type="float" office:value="4.0000000000000003e-05">
            <text:p>4.0000000000000003e-05</text:p>
          </table:table-cell>
          <table:table-cell table:style-name="ce6" office:value-type="float" office:value="5.1e-05">
            <text:p>5.1e-05</text:p>
          </table:table-cell>
          <table:table-cell table:style-name="ce6" office:value-type="float" office:value="5.1999999999999997e-05">
            <text:p>5.1999999999999997e-05</text:p>
          </table:table-cell>
          <table:table-cell table:number-columns-repeated="3"/>
          <table:table-cell table:style-name="ce21" office:value-type="float" office:value="10000">
            <text:p>10000</text:p>
          </table:table-cell>
          <table:table-cell table:style-name="ce6" office:value-type="float" office:value="5.3999999999999998e-05">
            <text:p>5.3999999999999998e-05</text:p>
          </table:table-cell>
          <table:table-cell table:style-name="ce6" office:value-type="float" office:value="4.1e-05">
            <text:p>4.1e-05</text:p>
          </table:table-cell>
          <table:table-cell table:style-name="ce6" office:value-type="float" office:value="3.4999999999999997e-05">
            <text:p>3.4999999999999997e-05</text:p>
          </table:table-cell>
          <table:table-cell table:number-columns-repeated="1024"/>
        </table:table-row>
        <table:table-row table:style-name="ro23">
          <table:table-cell table:number-columns-repeated="2"/>
          <table:table-cell table:style-name="ce20" office:value-type="float" office:value="10000">
            <text:p>10000</text:p>
          </table:table-cell>
          <table:table-cell table:style-name="ce6" office:value-type="float" office:value="4.6e-05">
            <text:p>4.6e-05</text:p>
          </table:table-cell>
          <table:table-cell table:style-name="ce6" office:value-type="float" office:value="5.7000000000000003e-05">
            <text:p>5.7000000000000003e-05</text:p>
          </table:table-cell>
          <table:table-cell table:style-name="ce23" office:value-type="float" office:value="5.8e-05">
            <text:p>5.8e-05</text:p>
          </table:table-cell>
          <table:table-cell table:number-columns-repeated="3"/>
          <table:table-cell table:style-name="ce21" office:value-type="float" office:value="10000">
            <text:p>10000</text:p>
          </table:table-cell>
          <table:table-cell table:style-name="ce6" office:value-type="float" office:value="4.0000000000000003e-05">
            <text:p>4.0000000000000003e-05</text:p>
          </table:table-cell>
          <table:table-cell table:style-name="ce6" office:value-type="float" office:value="5.1e-05">
            <text:p>5.1e-05</text:p>
          </table:table-cell>
          <table:table-cell table:style-name="ce24" office:value-type="float" office:value="5.1999999999999997e-05">
            <text:p>5.1999999999999997e-05</text:p>
          </table:table-cell>
          <table:table-cell table:number-columns-repeated="3"/>
          <table:table-cell table:style-name="ce21" office:value-type="float" office:value="10000">
            <text:p>10000</text:p>
          </table:table-cell>
          <table:table-cell table:style-name="ce6" office:value-type="float" office:value="5.3999999999999998e-05">
            <text:p>5.3999999999999998e-05</text:p>
          </table:table-cell>
          <table:table-cell table:style-name="ce6" office:value-type="float" office:value="4.1e-05">
            <text:p>4.1e-05</text:p>
          </table:table-cell>
          <table:table-cell table:style-name="ce24" office:value-type="float" office:value="3.4999999999999997e-05">
            <text:p>3.4999999999999997e-05</text:p>
          </table:table-cell>
          <table:table-cell table:number-columns-repeated="1024"/>
        </table:table-row>
        <table:table-row table:style-name="ro24">
          <table:table-cell table:number-columns-repeated="2"/>
          <table:table-cell table:style-name="ce20" office:value-type="float" office:value="10000">
            <text:p>10000</text:p>
          </table:table-cell>
          <table:table-cell table:style-name="ce6" office:value-type="float" office:value="4.6e-05">
            <text:p>4.6e-05</text:p>
          </table:table-cell>
          <table:table-cell table:style-name="ce6" office:value-type="float" office:value="5.8e-05">
            <text:p>5.8e-05</text:p>
          </table:table-cell>
          <table:table-cell table:style-name="ce6" office:value-type="float" office:value="5.8e-05">
            <text:p>5.8e-05</text:p>
          </table:table-cell>
          <table:table-cell table:number-columns-repeated="3"/>
          <table:table-cell table:style-name="ce21" office:value-type="float" office:value="10000">
            <text:p>10000</text:p>
          </table:table-cell>
          <table:table-cell table:style-name="ce6" office:value-type="float" office:value="4.0000000000000003e-05">
            <text:p>4.0000000000000003e-05</text:p>
          </table:table-cell>
          <table:table-cell table:style-name="ce6" office:value-type="float" office:value="5.1e-05">
            <text:p>5.1e-05</text:p>
          </table:table-cell>
          <table:table-cell table:style-name="ce6" office:value-type="float" office:value="5.1999999999999997e-05">
            <text:p>5.1999999999999997e-05</text:p>
          </table:table-cell>
          <table:table-cell table:number-columns-repeated="3"/>
          <table:table-cell table:style-name="ce21" office:value-type="float" office:value="10000">
            <text:p>10000</text:p>
          </table:table-cell>
          <table:table-cell table:style-name="ce6" office:value-type="float" office:value="5.3999999999999998e-05">
            <text:p>5.3999999999999998e-05</text:p>
          </table:table-cell>
          <table:table-cell table:style-name="ce6" office:value-type="float" office:value="4.1e-05">
            <text:p>4.1e-05</text:p>
          </table:table-cell>
          <table:table-cell table:style-name="ce6" office:value-type="float" office:value="3.4999999999999997e-05">
            <text:p>3.4999999999999997e-05</text:p>
          </table:table-cell>
          <table:table-cell table:number-columns-repeated="1024"/>
        </table:table-row>
        <table:table-row table:style-name="ro25">
          <table:table-cell table:number-columns-repeated="2"/>
          <table:table-cell table:style-name="ce20" office:value-type="float" office:value="10000">
            <text:p>10000</text:p>
          </table:table-cell>
          <table:table-cell table:style-name="ce6" office:value-type="float" office:value="4.6999999999999997e-05">
            <text:p>4.6999999999999997e-05</text:p>
          </table:table-cell>
          <table:table-cell table:style-name="ce6" office:value-type="float" office:value="6.7999999999999999e-05">
            <text:p>6.7999999999999999e-05</text:p>
          </table:table-cell>
          <table:table-cell table:style-name="ce23" office:value-type="float" office:value="6.7000000000000002e-05">
            <text:p>6.7000000000000002e-05</text:p>
          </table:table-cell>
          <table:table-cell table:number-columns-repeated="3"/>
          <table:table-cell table:style-name="ce21" office:value-type="float" office:value="10000">
            <text:p>10000</text:p>
          </table:table-cell>
          <table:table-cell table:style-name="ce6" office:value-type="float" office:value="4.0000000000000003e-05">
            <text:p>4.0000000000000003e-05</text:p>
          </table:table-cell>
          <table:table-cell table:style-name="ce6" office:value-type="float" office:value="5.1e-05">
            <text:p>5.1e-05</text:p>
          </table:table-cell>
          <table:table-cell table:style-name="ce24" office:value-type="float" office:value="6.9999999999999994e-05">
            <text:p>6.9999999999999994e-05</text:p>
          </table:table-cell>
          <table:table-cell table:number-columns-repeated="3"/>
          <table:table-cell table:style-name="ce21" office:value-type="float" office:value="10000">
            <text:p>10000</text:p>
          </table:table-cell>
          <table:table-cell table:style-name="ce6" office:value-type="float" office:value="6.0999999999999999e-05">
            <text:p>6.0999999999999999e-05</text:p>
          </table:table-cell>
          <table:table-cell table:style-name="ce6" office:value-type="float" office:value="4.1e-05">
            <text:p>4.1e-05</text:p>
          </table:table-cell>
          <table:table-cell table:style-name="ce24" office:value-type="float" office:value="3.4999999999999997e-05">
            <text:p>3.4999999999999997e-05</text:p>
          </table:table-cell>
          <table:table-cell table:number-columns-repeated="1024"/>
        </table:table-row>
        <table:table-row table:style-name="ro26">
          <table:table-cell table:number-columns-repeated="2"/>
          <table:table-cell table:style-name="ce20" office:value-type="float" office:value="10000">
            <text:p>10000</text:p>
          </table:table-cell>
          <table:table-cell table:style-name="ce6" office:value-type="float" office:value="4.6999999999999997e-05">
            <text:p>4.6999999999999997e-05</text:p>
          </table:table-cell>
          <table:table-cell table:style-name="ce6" office:value-type="float" office:value="5.8e-05">
            <text:p>5.8e-05</text:p>
          </table:table-cell>
          <table:table-cell table:style-name="ce23" office:value-type="float" office:value="5.7000000000000003e-05">
            <text:p>5.7000000000000003e-05</text:p>
          </table:table-cell>
          <table:table-cell table:number-columns-repeated="3"/>
          <table:table-cell table:style-name="ce21" office:value-type="float" office:value="10000">
            <text:p>10000</text:p>
          </table:table-cell>
          <table:table-cell table:style-name="ce6" office:value-type="float" office:value="4.3999999999999999e-05">
            <text:p>4.3999999999999999e-05</text:p>
          </table:table-cell>
          <table:table-cell table:style-name="ce6" office:value-type="float" office:value="5.1e-05">
            <text:p>5.1e-05</text:p>
          </table:table-cell>
          <table:table-cell table:style-name="ce24" office:value-type="float" office:value="5.3000000000000001e-05">
            <text:p>5.3000000000000001e-05</text:p>
          </table:table-cell>
          <table:table-cell table:number-columns-repeated="3"/>
          <table:table-cell table:style-name="ce21" office:value-type="float" office:value="10000">
            <text:p>10000</text:p>
          </table:table-cell>
          <table:table-cell table:style-name="ce6" office:value-type="float" office:value="5.5000000000000002e-05">
            <text:p>5.5000000000000002e-05</text:p>
          </table:table-cell>
          <table:table-cell table:style-name="ce6" office:value-type="float" office:value="4.1e-05">
            <text:p>4.1e-05</text:p>
          </table:table-cell>
          <table:table-cell table:style-name="ce24" office:value-type="float" office:value="3.6000000000000001e-05">
            <text:p>3.6000000000000001e-05</text:p>
          </table:table-cell>
          <table:table-cell table:number-columns-repeated="1024"/>
        </table:table-row>
        <table:table-row table:style-name="ro27">
          <table:table-cell table:number-columns-repeated="2"/>
          <table:table-cell table:style-name="ce20" office:value-type="float" office:value="100000">
            <text:p>100000</text:p>
          </table:table-cell>
          <table:table-cell table:style-name="ce6" office:value-type="float" office:value="0.00051999999999999995">
            <text:p>0.00051999999999999995</text:p>
          </table:table-cell>
          <table:table-cell table:style-name="ce6" office:value-type="float" office:value="0.00046999999999999999">
            <text:p>0.00046999999999999999</text:p>
          </table:table-cell>
          <table:table-cell table:style-name="ce6" office:value-type="float" office:value="0.00046999999999999999">
            <text:p>0.00046999999999999999</text:p>
          </table:table-cell>
          <table:table-cell table:number-columns-repeated="3"/>
          <table:table-cell table:style-name="ce21" office:value-type="float" office:value="100000">
            <text:p>100000</text:p>
          </table:table-cell>
          <table:table-cell table:style-name="ce22" office:value-type="float" office:value="0.00040200000000000001">
            <text:p>0.00040200000000000001</text:p>
          </table:table-cell>
          <table:table-cell table:style-name="ce6" office:value-type="float" office:value="0.000406">
            <text:p>0.000406</text:p>
          </table:table-cell>
          <table:table-cell table:style-name="ce6" office:value-type="float" office:value="0.00039300000000000001">
            <text:p>0.00039300000000000001</text:p>
          </table:table-cell>
          <table:table-cell table:number-columns-repeated="3"/>
          <table:table-cell table:style-name="ce21" office:value-type="float" office:value="100000">
            <text:p>100000</text:p>
          </table:table-cell>
          <table:table-cell table:style-name="ce6" office:value-type="float" office:value="0.00085599999999999999">
            <text:p>0.00085599999999999999</text:p>
          </table:table-cell>
          <table:table-cell table:style-name="ce6" office:value-type="float" office:value="0.00030200000000000002">
            <text:p>0.00030200000000000002</text:p>
          </table:table-cell>
          <table:table-cell table:style-name="ce6" office:value-type="float" office:value="0.00030200000000000002">
            <text:p>0.00030200000000000002</text:p>
          </table:table-cell>
          <table:table-cell table:number-columns-repeated="1024"/>
        </table:table-row>
        <table:table-row table:style-name="ro28">
          <table:table-cell table:number-columns-repeated="2"/>
          <table:table-cell table:style-name="ce20" office:value-type="float" office:value="100000">
            <text:p>100000</text:p>
          </table:table-cell>
          <table:table-cell table:style-name="ce6" office:value-type="float" office:value="0.00054000000000000001">
            <text:p>0.00054000000000000001</text:p>
          </table:table-cell>
          <table:table-cell table:style-name="ce6" office:value-type="float" office:value="0.00046999999999999999">
            <text:p>0.00046999999999999999</text:p>
          </table:table-cell>
          <table:table-cell table:style-name="ce6" office:value-type="float" office:value="0.00046999999999999999">
            <text:p>0.00046999999999999999</text:p>
          </table:table-cell>
          <table:table-cell table:number-columns-repeated="3"/>
          <table:table-cell table:style-name="ce21" office:value-type="float" office:value="100000">
            <text:p>100000</text:p>
          </table:table-cell>
          <table:table-cell table:style-name="ce6" office:value-type="float" office:value="0.00039300000000000001">
            <text:p>0.00039300000000000001</text:p>
          </table:table-cell>
          <table:table-cell table:style-name="ce6" office:value-type="float" office:value="0.00040499999999999998">
            <text:p>0.00040499999999999998</text:p>
          </table:table-cell>
          <table:table-cell table:style-name="ce6" office:value-type="float" office:value="0.000406">
            <text:p>0.000406</text:p>
          </table:table-cell>
          <table:table-cell table:number-columns-repeated="3"/>
          <table:table-cell table:style-name="ce21" office:value-type="float" office:value="100000">
            <text:p>100000</text:p>
          </table:table-cell>
          <table:table-cell table:style-name="ce6" office:value-type="float" office:value="0.00054000000000000001">
            <text:p>0.00054000000000000001</text:p>
          </table:table-cell>
          <table:table-cell table:style-name="ce6" office:value-type="float" office:value="0.00031199999999999999">
            <text:p>0.00031199999999999999</text:p>
          </table:table-cell>
          <table:table-cell table:style-name="ce6" office:value-type="float" office:value="0.00030200000000000002">
            <text:p>0.00030200000000000002</text:p>
          </table:table-cell>
          <table:table-cell table:number-columns-repeated="1024"/>
        </table:table-row>
        <table:table-row table:style-name="ro29">
          <table:table-cell table:number-columns-repeated="2"/>
          <table:table-cell table:style-name="ce20" office:value-type="float" office:value="100000">
            <text:p>100000</text:p>
          </table:table-cell>
          <table:table-cell table:style-name="ce6" office:value-type="float" office:value="0.00046000000000000001">
            <text:p>0.00046000000000000001</text:p>
          </table:table-cell>
          <table:table-cell table:style-name="ce6" office:value-type="float" office:value="0.00046999999999999999">
            <text:p>0.00046999999999999999</text:p>
          </table:table-cell>
          <table:table-cell table:style-name="ce6" office:value-type="float" office:value="0.00046999999999999999">
            <text:p>0.00046999999999999999</text:p>
          </table:table-cell>
          <table:table-cell table:number-columns-repeated="3"/>
          <table:table-cell table:style-name="ce21" office:value-type="float" office:value="100000">
            <text:p>100000</text:p>
          </table:table-cell>
          <table:table-cell table:style-name="ce6" office:value-type="float" office:value="0.000397">
            <text:p>0.000397</text:p>
          </table:table-cell>
          <table:table-cell table:style-name="ce6" office:value-type="float" office:value="0.00040700000000000003">
            <text:p>0.00040700000000000003</text:p>
          </table:table-cell>
          <table:table-cell table:style-name="ce6" office:value-type="float" office:value="0.00040700000000000003">
            <text:p>0.00040700000000000003</text:p>
          </table:table-cell>
          <table:table-cell table:number-columns-repeated="3"/>
          <table:table-cell table:style-name="ce21" office:value-type="float" office:value="100000">
            <text:p>100000</text:p>
          </table:table-cell>
          <table:table-cell table:style-name="ce6" office:value-type="float" office:value="0.00053600000000000002">
            <text:p>0.00053600000000000002</text:p>
          </table:table-cell>
          <table:table-cell table:style-name="ce6" office:value-type="float" office:value="0.00030600000000000001">
            <text:p>0.00030600000000000001</text:p>
          </table:table-cell>
          <table:table-cell table:style-name="ce6" office:value-type="float" office:value="0.00031300000000000002">
            <text:p>0.00031300000000000002</text:p>
          </table:table-cell>
          <table:table-cell table:number-columns-repeated="1024"/>
        </table:table-row>
        <table:table-row table:style-name="ro30">
          <table:table-cell table:number-columns-repeated="2"/>
          <table:table-cell table:style-name="ce20" office:value-type="float" office:value="100000">
            <text:p>100000</text:p>
          </table:table-cell>
          <table:table-cell table:style-name="ce6" office:value-type="float" office:value="0.00046000000000000001">
            <text:p>0.00046000000000000001</text:p>
          </table:table-cell>
          <table:table-cell table:style-name="ce6" office:value-type="float" office:value="0.00059000000000000003">
            <text:p>0.00059000000000000003</text:p>
          </table:table-cell>
          <table:table-cell table:style-name="ce23" office:value-type="float" office:value="0.00046999999999999999">
            <text:p>0.00046999999999999999</text:p>
          </table:table-cell>
          <table:table-cell table:number-columns-repeated="3"/>
          <table:table-cell table:style-name="ce21" office:value-type="float" office:value="100000">
            <text:p>100000</text:p>
          </table:table-cell>
          <table:table-cell table:style-name="ce6" office:value-type="float" office:value="0.00039300000000000001">
            <text:p>0.00039300000000000001</text:p>
          </table:table-cell>
          <table:table-cell table:style-name="ce6" office:value-type="float" office:value="0.00040499999999999998">
            <text:p>0.00040499999999999998</text:p>
          </table:table-cell>
          <table:table-cell table:style-name="ce24" office:value-type="float" office:value="0.00042999999999999999">
            <text:p>0.00042999999999999999</text:p>
          </table:table-cell>
          <table:table-cell table:number-columns-repeated="3"/>
          <table:table-cell table:style-name="ce21" office:value-type="float" office:value="100000">
            <text:p>100000</text:p>
          </table:table-cell>
          <table:table-cell table:style-name="ce6" office:value-type="float" office:value="0.000602">
            <text:p>0.000602</text:p>
          </table:table-cell>
          <table:table-cell table:style-name="ce6" office:value-type="float" office:value="0.000319">
            <text:p>0.000319</text:p>
          </table:table-cell>
          <table:table-cell table:style-name="ce24" office:value-type="float" office:value="0.000301">
            <text:p>0.000301</text:p>
          </table:table-cell>
          <table:table-cell table:number-columns-repeated="1024"/>
        </table:table-row>
        <table:table-row table:style-name="ro31">
          <table:table-cell table:number-columns-repeated="2"/>
          <table:table-cell table:style-name="ce20" office:value-type="float" office:value="100000">
            <text:p>100000</text:p>
          </table:table-cell>
          <table:table-cell table:style-name="ce6" office:value-type="float" office:value="0.00046000000000000001">
            <text:p>0.00046000000000000001</text:p>
          </table:table-cell>
          <table:table-cell table:style-name="ce6" office:value-type="float" office:value="0.00046999999999999999">
            <text:p>0.00046999999999999999</text:p>
          </table:table-cell>
          <table:table-cell table:style-name="ce6" office:value-type="float" office:value="0.00046999999999999999">
            <text:p>0.00046999999999999999</text:p>
          </table:table-cell>
          <table:table-cell table:number-columns-repeated="3"/>
          <table:table-cell table:style-name="ce21" office:value-type="float" office:value="100000">
            <text:p>100000</text:p>
          </table:table-cell>
          <table:table-cell table:style-name="ce6" office:value-type="float" office:value="0.00039399999999999998">
            <text:p>0.00039399999999999998</text:p>
          </table:table-cell>
          <table:table-cell table:style-name="ce6" office:value-type="float" office:value="0.00040499999999999998">
            <text:p>0.00040499999999999998</text:p>
          </table:table-cell>
          <table:table-cell table:style-name="ce6" office:value-type="float" office:value="0.000406">
            <text:p>0.000406</text:p>
          </table:table-cell>
          <table:table-cell table:number-columns-repeated="3"/>
          <table:table-cell table:style-name="ce21" office:value-type="float" office:value="100000">
            <text:p>100000</text:p>
          </table:table-cell>
          <table:table-cell table:style-name="ce6" office:value-type="float" office:value="0.00053899999999999998">
            <text:p>0.00053899999999999998</text:p>
          </table:table-cell>
          <table:table-cell table:style-name="ce6" office:value-type="float" office:value="0.00030200000000000002">
            <text:p>0.00030200000000000002</text:p>
          </table:table-cell>
          <table:table-cell table:style-name="ce6" office:value-type="float" office:value="0.00031500000000000001">
            <text:p>0.00031500000000000001</text:p>
          </table:table-cell>
          <table:table-cell table:number-columns-repeated="1024"/>
        </table:table-row>
        <table:table-row table:style-name="ro32">
          <table:table-cell table:number-columns-repeated="2"/>
          <table:table-cell table:style-name="ce20" office:value-type="float" office:value="100000">
            <text:p>100000</text:p>
          </table:table-cell>
          <table:table-cell table:style-name="ce6" office:value-type="float" office:value="0.00046000000000000001">
            <text:p>0.00046000000000000001</text:p>
          </table:table-cell>
          <table:table-cell table:style-name="ce6" office:value-type="float" office:value="0.00046999999999999999">
            <text:p>0.00046999999999999999</text:p>
          </table:table-cell>
          <table:table-cell table:style-name="ce6" office:value-type="float" office:value="0.00046999999999999999">
            <text:p>0.00046999999999999999</text:p>
          </table:table-cell>
          <table:table-cell table:number-columns-repeated="3"/>
          <table:table-cell table:style-name="ce21" office:value-type="float" office:value="100000">
            <text:p>100000</text:p>
          </table:table-cell>
          <table:table-cell table:style-name="ce6" office:value-type="float" office:value="0.00039599999999999998">
            <text:p>0.00039599999999999998</text:p>
          </table:table-cell>
          <table:table-cell table:style-name="ce6" office:value-type="float" office:value="0.00041800000000000002">
            <text:p>0.00041800000000000002</text:p>
          </table:table-cell>
          <table:table-cell table:style-name="ce6" office:value-type="float" office:value="0.00040900000000000002">
            <text:p>0.00040900000000000002</text:p>
          </table:table-cell>
          <table:table-cell table:number-columns-repeated="3"/>
          <table:table-cell table:style-name="ce21" office:value-type="float" office:value="100000">
            <text:p>100000</text:p>
          </table:table-cell>
          <table:table-cell table:style-name="ce6" office:value-type="float" office:value="0.00056300000000000002">
            <text:p>0.00056300000000000002</text:p>
          </table:table-cell>
          <table:table-cell table:style-name="ce6" office:value-type="float" office:value="0.00030200000000000002">
            <text:p>0.00030200000000000002</text:p>
          </table:table-cell>
          <table:table-cell table:style-name="ce6" office:value-type="float" office:value="0.000301">
            <text:p>0.000301</text:p>
          </table:table-cell>
          <table:table-cell table:number-columns-repeated="1024"/>
        </table:table-row>
        <table:table-row table:style-name="ro33">
          <table:table-cell table:number-columns-repeated="2"/>
          <table:table-cell table:style-name="ce20" office:value-type="float" office:value="100000">
            <text:p>100000</text:p>
          </table:table-cell>
          <table:table-cell table:style-name="ce6" office:value-type="float" office:value="0.00046000000000000001">
            <text:p>0.00046000000000000001</text:p>
          </table:table-cell>
          <table:table-cell table:style-name="ce6" office:value-type="float" office:value="0.00048999999999999998">
            <text:p>0.00048999999999999998</text:p>
          </table:table-cell>
          <table:table-cell table:style-name="ce23" office:value-type="float" office:value="0.00046999999999999999">
            <text:p>0.00046999999999999999</text:p>
          </table:table-cell>
          <table:table-cell table:number-columns-repeated="3"/>
          <table:table-cell table:style-name="ce21" office:value-type="float" office:value="100000">
            <text:p>100000</text:p>
          </table:table-cell>
          <table:table-cell table:style-name="ce6" office:value-type="float" office:value="0.00039399999999999998">
            <text:p>0.00039399999999999998</text:p>
          </table:table-cell>
          <table:table-cell table:style-name="ce6" office:value-type="float" office:value="0.00042099999999999999">
            <text:p>0.00042099999999999999</text:p>
          </table:table-cell>
          <table:table-cell table:style-name="ce24" office:value-type="float" office:value="0.00043899999999999999">
            <text:p>0.00043899999999999999</text:p>
          </table:table-cell>
          <table:table-cell table:number-columns-repeated="3"/>
          <table:table-cell table:style-name="ce21" office:value-type="float" office:value="100000">
            <text:p>100000</text:p>
          </table:table-cell>
          <table:table-cell table:style-name="ce6" office:value-type="float" office:value="0.00054600000000000004">
            <text:p>0.00054600000000000004</text:p>
          </table:table-cell>
          <table:table-cell table:style-name="ce6" office:value-type="float" office:value="0.00031300000000000002">
            <text:p>0.00031300000000000002</text:p>
          </table:table-cell>
          <table:table-cell table:style-name="ce24" office:value-type="float" office:value="0.00031199999999999999">
            <text:p>0.00031199999999999999</text:p>
          </table:table-cell>
          <table:table-cell table:number-columns-repeated="1024"/>
        </table:table-row>
        <table:table-row table:style-name="ro34">
          <table:table-cell table:number-columns-repeated="2"/>
          <table:table-cell table:style-name="ce20" office:value-type="float" office:value="100000">
            <text:p>100000</text:p>
          </table:table-cell>
          <table:table-cell table:style-name="ce6" office:value-type="float" office:value="0.00046000000000000001">
            <text:p>0.00046000000000000001</text:p>
          </table:table-cell>
          <table:table-cell table:style-name="ce6" office:value-type="float" office:value="0.00046999999999999999">
            <text:p>0.00046999999999999999</text:p>
          </table:table-cell>
          <table:table-cell table:style-name="ce6" office:value-type="float" office:value="0.00046999999999999999">
            <text:p>0.00046999999999999999</text:p>
          </table:table-cell>
          <table:table-cell table:number-columns-repeated="3"/>
          <table:table-cell table:style-name="ce21" office:value-type="float" office:value="100000">
            <text:p>100000</text:p>
          </table:table-cell>
          <table:table-cell table:style-name="ce6" office:value-type="float" office:value="0.00039300000000000001">
            <text:p>0.00039300000000000001</text:p>
          </table:table-cell>
          <table:table-cell table:style-name="ce6" office:value-type="float" office:value="0.00040900000000000002">
            <text:p>0.00040900000000000002</text:p>
          </table:table-cell>
          <table:table-cell table:style-name="ce6" office:value-type="float" office:value="0.000408">
            <text:p>0.000408</text:p>
          </table:table-cell>
          <table:table-cell table:number-columns-repeated="3"/>
          <table:table-cell table:style-name="ce21" office:value-type="float" office:value="100000">
            <text:p>100000</text:p>
          </table:table-cell>
          <table:table-cell table:style-name="ce6" office:value-type="float" office:value="0.00053600000000000002">
            <text:p>0.00053600000000000002</text:p>
          </table:table-cell>
          <table:table-cell table:style-name="ce6" office:value-type="float" office:value="0.00030200000000000002">
            <text:p>0.00030200000000000002</text:p>
          </table:table-cell>
          <table:table-cell table:style-name="ce6" office:value-type="float" office:value="0.00030200000000000002">
            <text:p>0.00030200000000000002</text:p>
          </table:table-cell>
          <table:table-cell table:number-columns-repeated="1024"/>
        </table:table-row>
        <table:table-row table:style-name="ro35">
          <table:table-cell table:number-columns-repeated="2"/>
          <table:table-cell table:style-name="ce20" office:value-type="float" office:value="100000">
            <text:p>100000</text:p>
          </table:table-cell>
          <table:table-cell table:style-name="ce6" office:value-type="float" office:value="0.00046999999999999999">
            <text:p>0.00046999999999999999</text:p>
          </table:table-cell>
          <table:table-cell table:style-name="ce6" office:value-type="float" office:value="0.00046999999999999999">
            <text:p>0.00046999999999999999</text:p>
          </table:table-cell>
          <table:table-cell table:style-name="ce6" office:value-type="float" office:value="0.00046999999999999999">
            <text:p>0.00046999999999999999</text:p>
          </table:table-cell>
          <table:table-cell table:number-columns-repeated="3"/>
          <table:table-cell table:style-name="ce21" office:value-type="float" office:value="100000">
            <text:p>100000</text:p>
          </table:table-cell>
          <table:table-cell table:style-name="ce6" office:value-type="float" office:value="0.00039399999999999998">
            <text:p>0.00039399999999999998</text:p>
          </table:table-cell>
          <table:table-cell table:style-name="ce6" office:value-type="float" office:value="0.00040499999999999998">
            <text:p>0.00040499999999999998</text:p>
          </table:table-cell>
          <table:table-cell table:style-name="ce6" office:value-type="float" office:value="0.00040900000000000002">
            <text:p>0.00040900000000000002</text:p>
          </table:table-cell>
          <table:table-cell table:number-columns-repeated="3"/>
          <table:table-cell table:style-name="ce21" office:value-type="float" office:value="100000">
            <text:p>100000</text:p>
          </table:table-cell>
          <table:table-cell table:style-name="ce6" office:value-type="float" office:value="0.00053799999999999996">
            <text:p>0.00053799999999999996</text:p>
          </table:table-cell>
          <table:table-cell table:style-name="ce6" office:value-type="float" office:value="0.00030200000000000002">
            <text:p>0.00030200000000000002</text:p>
          </table:table-cell>
          <table:table-cell table:style-name="ce6" office:value-type="float" office:value="0.000301">
            <text:p>0.000301</text:p>
          </table:table-cell>
          <table:table-cell table:number-columns-repeated="1024"/>
        </table:table-row>
        <table:table-row table:style-name="ro36">
          <table:table-cell table:number-columns-repeated="2"/>
          <table:table-cell table:style-name="ce20" office:value-type="float" office:value="100000">
            <text:p>100000</text:p>
          </table:table-cell>
          <table:table-cell table:style-name="ce6" office:value-type="float" office:value="0.00046000000000000001">
            <text:p>0.00046000000000000001</text:p>
          </table:table-cell>
          <table:table-cell table:style-name="ce6" office:value-type="float" office:value="0.00048000000000000001">
            <text:p>0.00048000000000000001</text:p>
          </table:table-cell>
          <table:table-cell table:style-name="ce23" office:value-type="float" office:value="0.00046999999999999999">
            <text:p>0.00046999999999999999</text:p>
          </table:table-cell>
          <table:table-cell table:number-columns-repeated="3"/>
          <table:table-cell table:style-name="ce21" office:value-type="float" office:value="100000">
            <text:p>100000</text:p>
          </table:table-cell>
          <table:table-cell table:style-name="ce6" office:value-type="float" office:value="0.00040400000000000001">
            <text:p>0.00040400000000000001</text:p>
          </table:table-cell>
          <table:table-cell table:style-name="ce6" office:value-type="float" office:value="0.00041800000000000002">
            <text:p>0.00041800000000000002</text:p>
          </table:table-cell>
          <table:table-cell table:style-name="ce24" office:value-type="float" office:value="0.00042299999999999998">
            <text:p>0.00042299999999999998</text:p>
          </table:table-cell>
          <table:table-cell table:number-columns-repeated="3"/>
          <table:table-cell table:style-name="ce21" office:value-type="float" office:value="100000">
            <text:p>100000</text:p>
          </table:table-cell>
          <table:table-cell table:style-name="ce6" office:value-type="float" office:value="0.00053499999999999999">
            <text:p>0.00053499999999999999</text:p>
          </table:table-cell>
          <table:table-cell table:style-name="ce6" office:value-type="float" office:value="0.00030200000000000002">
            <text:p>0.00030200000000000002</text:p>
          </table:table-cell>
          <table:table-cell table:style-name="ce24" office:value-type="float" office:value="0.00030200000000000002">
            <text:p>0.00030200000000000002</text:p>
          </table:table-cell>
          <table:table-cell table:number-columns-repeated="1024"/>
        </table:table-row>
        <table:table-row table:style-name="ro37">
          <table:table-cell table:number-columns-repeated="2"/>
          <table:table-cell table:style-name="ce20" office:value-type="float" office:value="500000">
            <text:p>500000</text:p>
          </table:table-cell>
          <table:table-cell table:style-name="ce6" office:value-type="float" office:value="0.0023999999999999998">
            <text:p>0.0023999999999999998</text:p>
          </table:table-cell>
          <table:table-cell table:style-name="ce6" office:value-type="float" office:value="0.0025000000000000001">
            <text:p>0.0025000000000000001</text:p>
          </table:table-cell>
          <table:table-cell table:style-name="ce23" office:value-type="float" office:value="0.0023">
            <text:p>0.0023</text:p>
          </table:table-cell>
          <table:table-cell table:number-columns-repeated="3"/>
          <table:table-cell table:style-name="ce21" office:value-type="float" office:value="500000">
            <text:p>500000</text:p>
          </table:table-cell>
          <table:table-cell table:style-name="ce6" office:value-type="float" office:value="0.001903">
            <text:p>0.001903</text:p>
          </table:table-cell>
          <table:table-cell table:style-name="ce6" office:value-type="float" office:value="0.0019949999999999998">
            <text:p>0.0019949999999999998</text:p>
          </table:table-cell>
          <table:table-cell table:style-name="ce24" office:value-type="float" office:value="0.0019789999999999999">
            <text:p>0.0019789999999999999</text:p>
          </table:table-cell>
          <table:table-cell table:number-columns-repeated="3"/>
          <table:table-cell table:style-name="ce21" office:value-type="float" office:value="500000">
            <text:p>500000</text:p>
          </table:table-cell>
          <table:table-cell table:style-name="ce6" office:value-type="float" office:value="0.0031150000000000001">
            <text:p>0.0031150000000000001</text:p>
          </table:table-cell>
          <table:table-cell table:style-name="ce6" office:value-type="float" office:value="0.001457">
            <text:p>0.001457</text:p>
          </table:table-cell>
          <table:table-cell table:style-name="ce24" office:value-type="float" office:value="0.00148">
            <text:p>0.00148</text:p>
          </table:table-cell>
          <table:table-cell table:number-columns-repeated="1024"/>
        </table:table-row>
        <table:table-row table:style-name="ro38">
          <table:table-cell table:number-columns-repeated="2"/>
          <table:table-cell table:style-name="ce20" office:value-type="float" office:value="500000">
            <text:p>500000</text:p>
          </table:table-cell>
          <table:table-cell table:style-name="ce6" office:value-type="float" office:value="0.0023">
            <text:p>0.0023</text:p>
          </table:table-cell>
          <table:table-cell table:style-name="ce6" office:value-type="float" office:value="0.0023999999999999998">
            <text:p>0.0023999999999999998</text:p>
          </table:table-cell>
          <table:table-cell table:style-name="ce23" office:value-type="float" office:value="0.0023">
            <text:p>0.0023</text:p>
          </table:table-cell>
          <table:table-cell table:number-columns-repeated="3"/>
          <table:table-cell table:style-name="ce21" office:value-type="float" office:value="500000">
            <text:p>500000</text:p>
          </table:table-cell>
          <table:table-cell table:style-name="ce6" office:value-type="float" office:value="0.001967">
            <text:p>0.001967</text:p>
          </table:table-cell>
          <table:table-cell table:style-name="ce6" office:value-type="float" office:value="0.0020449999999999999">
            <text:p>0.0020449999999999999</text:p>
          </table:table-cell>
          <table:table-cell table:style-name="ce24" office:value-type="float" office:value="0.00198">
            <text:p>0.00198</text:p>
          </table:table-cell>
          <table:table-cell table:number-columns-repeated="3"/>
          <table:table-cell table:style-name="ce21" office:value-type="float" office:value="500000">
            <text:p>500000</text:p>
          </table:table-cell>
          <table:table-cell table:style-name="ce6" office:value-type="float" office:value="0.002725">
            <text:p>0.002725</text:p>
          </table:table-cell>
          <table:table-cell table:style-name="ce6" office:value-type="float" office:value="0.0014599999999999999">
            <text:p>0.0014599999999999999</text:p>
          </table:table-cell>
          <table:table-cell table:style-name="ce24" office:value-type="float" office:value="0.0014790000000000001">
            <text:p>0.0014790000000000001</text:p>
          </table:table-cell>
          <table:table-cell table:number-columns-repeated="1024"/>
        </table:table-row>
        <table:table-row table:style-name="ro39">
          <table:table-cell table:number-columns-repeated="2"/>
          <table:table-cell table:style-name="ce20" office:value-type="float" office:value="500000">
            <text:p>500000</text:p>
          </table:table-cell>
          <table:table-cell table:style-name="ce6" office:value-type="float" office:value="0.0023">
            <text:p>0.0023</text:p>
          </table:table-cell>
          <table:table-cell table:style-name="ce6" office:value-type="float" office:value="0.0023">
            <text:p>0.0023</text:p>
          </table:table-cell>
          <table:table-cell table:style-name="ce23" office:value-type="float" office:value="0.0023999999999999998">
            <text:p>0.0023999999999999998</text:p>
          </table:table-cell>
          <table:table-cell table:number-columns-repeated="3"/>
          <table:table-cell table:style-name="ce21" office:value-type="float" office:value="500000">
            <text:p>500000</text:p>
          </table:table-cell>
          <table:table-cell table:style-name="ce6" office:value-type="float" office:value="0.0019629999999999999">
            <text:p>0.0019629999999999999</text:p>
          </table:table-cell>
          <table:table-cell table:style-name="ce6" office:value-type="float" office:value="0.00198">
            <text:p>0.00198</text:p>
          </table:table-cell>
          <table:table-cell table:style-name="ce24" office:value-type="float" office:value="0.0019780000000000002">
            <text:p>0.0019780000000000002</text:p>
          </table:table-cell>
          <table:table-cell table:number-columns-repeated="3"/>
          <table:table-cell table:style-name="ce21" office:value-type="float" office:value="500000">
            <text:p>500000</text:p>
          </table:table-cell>
          <table:table-cell table:style-name="ce6" office:value-type="float" office:value="0.0027060000000000001">
            <text:p>0.0027060000000000001</text:p>
          </table:table-cell>
          <table:table-cell table:style-name="ce6" office:value-type="float" office:value="0.0014840000000000001">
            <text:p>0.0014840000000000001</text:p>
          </table:table-cell>
          <table:table-cell table:style-name="ce24" office:value-type="float" office:value="0.001482">
            <text:p>0.001482</text:p>
          </table:table-cell>
          <table:table-cell table:number-columns-repeated="1024"/>
        </table:table-row>
        <table:table-row table:style-name="ro40">
          <table:table-cell table:number-columns-repeated="2"/>
          <table:table-cell table:style-name="ce20" office:value-type="float" office:value="500000">
            <text:p>500000</text:p>
          </table:table-cell>
          <table:table-cell table:style-name="ce6" office:value-type="float" office:value="0.0023">
            <text:p>0.0023</text:p>
          </table:table-cell>
          <table:table-cell table:style-name="ce6" office:value-type="float" office:value="0.0023">
            <text:p>0.0023</text:p>
          </table:table-cell>
          <table:table-cell table:style-name="ce6" office:value-type="float" office:value="0.0023">
            <text:p>0.0023</text:p>
          </table:table-cell>
          <table:table-cell table:number-columns-repeated="3"/>
          <table:table-cell table:style-name="ce21" office:value-type="float" office:value="500000">
            <text:p>500000</text:p>
          </table:table-cell>
          <table:table-cell table:style-name="ce6" office:value-type="float" office:value="0.0020019999999999999">
            <text:p>0.0020019999999999999</text:p>
          </table:table-cell>
          <table:table-cell table:style-name="ce6" office:value-type="float" office:value="0.0020600000000000002">
            <text:p>0.0020600000000000002</text:p>
          </table:table-cell>
          <table:table-cell table:style-name="ce6" office:value-type="float" office:value="0.0019780000000000002">
            <text:p>0.0019780000000000002</text:p>
          </table:table-cell>
          <table:table-cell table:number-columns-repeated="3"/>
          <table:table-cell table:style-name="ce21" office:value-type="float" office:value="500000">
            <text:p>500000</text:p>
          </table:table-cell>
          <table:table-cell table:style-name="ce6" office:value-type="float" office:value="0.0026879999999999999">
            <text:p>0.0026879999999999999</text:p>
          </table:table-cell>
          <table:table-cell table:style-name="ce6" office:value-type="float" office:value="0.0014580000000000001">
            <text:p>0.0014580000000000001</text:p>
          </table:table-cell>
          <table:table-cell table:style-name="ce6" office:value-type="float" office:value="0.00147">
            <text:p>0.00147</text:p>
          </table:table-cell>
          <table:table-cell table:number-columns-repeated="1024"/>
        </table:table-row>
        <table:table-row table:style-name="ro41">
          <table:table-cell table:number-columns-repeated="2"/>
          <table:table-cell table:style-name="ce20" office:value-type="float" office:value="500000">
            <text:p>500000</text:p>
          </table:table-cell>
          <table:table-cell table:style-name="ce6" office:value-type="float" office:value="0.0023">
            <text:p>0.0023</text:p>
          </table:table-cell>
          <table:table-cell table:style-name="ce6" office:value-type="float" office:value="0.0023">
            <text:p>0.0023</text:p>
          </table:table-cell>
          <table:table-cell table:style-name="ce6" office:value-type="float" office:value="0.0023">
            <text:p>0.0023</text:p>
          </table:table-cell>
          <table:table-cell table:number-columns-repeated="3"/>
          <table:table-cell table:style-name="ce21" office:value-type="float" office:value="500000">
            <text:p>500000</text:p>
          </table:table-cell>
          <table:table-cell table:style-name="ce6" office:value-type="float" office:value="0.0020660000000000001">
            <text:p>0.0020660000000000001</text:p>
          </table:table-cell>
          <table:table-cell table:style-name="ce6" office:value-type="float" office:value="0.0019789999999999999">
            <text:p>0.0019789999999999999</text:p>
          </table:table-cell>
          <table:table-cell table:style-name="ce6" office:value-type="float" office:value="0.0020179999999999998">
            <text:p>0.0020179999999999998</text:p>
          </table:table-cell>
          <table:table-cell table:number-columns-repeated="3"/>
          <table:table-cell table:style-name="ce21" office:value-type="float" office:value="500000">
            <text:p>500000</text:p>
          </table:table-cell>
          <table:table-cell table:style-name="ce6" office:value-type="float" office:value="0.0027100000000000002">
            <text:p>0.0027100000000000002</text:p>
          </table:table-cell>
          <table:table-cell table:style-name="ce6" office:value-type="float" office:value="0.0014610000000000001">
            <text:p>0.0014610000000000001</text:p>
          </table:table-cell>
          <table:table-cell table:style-name="ce6" office:value-type="float" office:value="0.001485">
            <text:p>0.001485</text:p>
          </table:table-cell>
          <table:table-cell table:number-columns-repeated="1024"/>
        </table:table-row>
        <table:table-row table:style-name="ro42">
          <table:table-cell table:number-columns-repeated="2"/>
          <table:table-cell table:style-name="ce20" office:value-type="float" office:value="500000">
            <text:p>500000</text:p>
          </table:table-cell>
          <table:table-cell table:style-name="ce6" office:value-type="float" office:value="0.0023">
            <text:p>0.0023</text:p>
          </table:table-cell>
          <table:table-cell table:style-name="ce6" office:value-type="float" office:value="0.0023">
            <text:p>0.0023</text:p>
          </table:table-cell>
          <table:table-cell table:style-name="ce6" office:value-type="float" office:value="0.0023">
            <text:p>0.0023</text:p>
          </table:table-cell>
          <table:table-cell table:number-columns-repeated="3"/>
          <table:table-cell table:style-name="ce21" office:value-type="float" office:value="500000">
            <text:p>500000</text:p>
          </table:table-cell>
          <table:table-cell table:style-name="ce6" office:value-type="float" office:value="0.00199">
            <text:p>0.00199</text:p>
          </table:table-cell>
          <table:table-cell table:style-name="ce6" office:value-type="float" office:value="0.0019780000000000002">
            <text:p>0.0019780000000000002</text:p>
          </table:table-cell>
          <table:table-cell table:style-name="ce6" office:value-type="float" office:value="0.0019780000000000002">
            <text:p>0.0019780000000000002</text:p>
          </table:table-cell>
          <table:table-cell table:number-columns-repeated="3"/>
          <table:table-cell table:style-name="ce21" office:value-type="float" office:value="500000">
            <text:p>500000</text:p>
          </table:table-cell>
          <table:table-cell table:style-name="ce6" office:value-type="float" office:value="0.0026830000000000001">
            <text:p>0.0026830000000000001</text:p>
          </table:table-cell>
          <table:table-cell table:style-name="ce6" office:value-type="float" office:value="0.001474">
            <text:p>0.001474</text:p>
          </table:table-cell>
          <table:table-cell table:style-name="ce6" office:value-type="float" office:value="0.0014549999999999999">
            <text:p>0.0014549999999999999</text:p>
          </table:table-cell>
          <table:table-cell table:number-columns-repeated="1024"/>
        </table:table-row>
        <table:table-row table:style-name="ro43">
          <table:table-cell table:number-columns-repeated="2"/>
          <table:table-cell table:style-name="ce20" office:value-type="float" office:value="500000">
            <text:p>500000</text:p>
          </table:table-cell>
          <table:table-cell table:style-name="ce6" office:value-type="float" office:value="0.0023">
            <text:p>0.0023</text:p>
          </table:table-cell>
          <table:table-cell table:style-name="ce6" office:value-type="float" office:value="0.0023">
            <text:p>0.0023</text:p>
          </table:table-cell>
          <table:table-cell table:style-name="ce23" office:value-type="float" office:value="0.0023999999999999998">
            <text:p>0.0023999999999999998</text:p>
          </table:table-cell>
          <table:table-cell table:number-columns-repeated="3"/>
          <table:table-cell table:style-name="ce21" office:value-type="float" office:value="500000">
            <text:p>500000</text:p>
          </table:table-cell>
          <table:table-cell table:style-name="ce6" office:value-type="float" office:value="0.0019989999999999999">
            <text:p>0.0019989999999999999</text:p>
          </table:table-cell>
          <table:table-cell table:style-name="ce6" office:value-type="float" office:value="0.0019959999999999999">
            <text:p>0.0019959999999999999</text:p>
          </table:table-cell>
          <table:table-cell table:style-name="ce24" office:value-type="float" office:value="0.0021280000000000001">
            <text:p>0.0021280000000000001</text:p>
          </table:table-cell>
          <table:table-cell table:number-columns-repeated="3"/>
          <table:table-cell table:style-name="ce21" office:value-type="float" office:value="500000">
            <text:p>500000</text:p>
          </table:table-cell>
          <table:table-cell table:style-name="ce6" office:value-type="float" office:value="0.0026949999999999999">
            <text:p>0.0026949999999999999</text:p>
          </table:table-cell>
          <table:table-cell table:style-name="ce6" office:value-type="float" office:value="0.0014710000000000001">
            <text:p>0.0014710000000000001</text:p>
          </table:table-cell>
          <table:table-cell table:style-name="ce24" office:value-type="float" office:value="0.0014649999999999999">
            <text:p>0.0014649999999999999</text:p>
          </table:table-cell>
          <table:table-cell table:number-columns-repeated="1024"/>
        </table:table-row>
        <table:table-row table:style-name="ro44">
          <table:table-cell table:number-columns-repeated="2"/>
          <table:table-cell table:style-name="ce20" office:value-type="float" office:value="500000">
            <text:p>500000</text:p>
          </table:table-cell>
          <table:table-cell table:style-name="ce6" office:value-type="float" office:value="0.0023">
            <text:p>0.0023</text:p>
          </table:table-cell>
          <table:table-cell table:style-name="ce6" office:value-type="float" office:value="0.0025999999999999999">
            <text:p>0.0025999999999999999</text:p>
          </table:table-cell>
          <table:table-cell table:style-name="ce23" office:value-type="float" office:value="0.0023">
            <text:p>0.0023</text:p>
          </table:table-cell>
          <table:table-cell table:number-columns-repeated="3"/>
          <table:table-cell table:style-name="ce21" office:value-type="float" office:value="500000">
            <text:p>500000</text:p>
          </table:table-cell>
          <table:table-cell table:style-name="ce6" office:value-type="float" office:value="0.001967">
            <text:p>0.001967</text:p>
          </table:table-cell>
          <table:table-cell table:style-name="ce6" office:value-type="float" office:value="0.0019819999999999998">
            <text:p>0.0019819999999999998</text:p>
          </table:table-cell>
          <table:table-cell table:style-name="ce24" office:value-type="float" office:value="0.0020140000000000002">
            <text:p>0.0020140000000000002</text:p>
          </table:table-cell>
          <table:table-cell table:number-columns-repeated="3"/>
          <table:table-cell table:style-name="ce21" office:value-type="float" office:value="500000">
            <text:p>500000</text:p>
          </table:table-cell>
          <table:table-cell table:style-name="ce6" office:value-type="float" office:value="0.0027390000000000001">
            <text:p>0.0027390000000000001</text:p>
          </table:table-cell>
          <table:table-cell table:style-name="ce6" office:value-type="float" office:value="0.0015020000000000001">
            <text:p>0.0015020000000000001</text:p>
          </table:table-cell>
          <table:table-cell table:style-name="ce24" office:value-type="float" office:value="0.001456">
            <text:p>0.001456</text:p>
          </table:table-cell>
          <table:table-cell table:number-columns-repeated="1024"/>
        </table:table-row>
        <table:table-row table:style-name="ro45">
          <table:table-cell table:number-columns-repeated="2"/>
          <table:table-cell table:style-name="ce20" office:value-type="float" office:value="500000">
            <text:p>500000</text:p>
          </table:table-cell>
          <table:table-cell table:style-name="ce6" office:value-type="float" office:value="0.0023">
            <text:p>0.0023</text:p>
          </table:table-cell>
          <table:table-cell table:style-name="ce6" office:value-type="float" office:value="0.0023999999999999998">
            <text:p>0.0023999999999999998</text:p>
          </table:table-cell>
          <table:table-cell table:style-name="ce6" office:value-type="float" office:value="0.0023999999999999998">
            <text:p>0.0023999999999999998</text:p>
          </table:table-cell>
          <table:table-cell table:number-columns-repeated="3"/>
          <table:table-cell table:style-name="ce21" office:value-type="float" office:value="500000">
            <text:p>500000</text:p>
          </table:table-cell>
          <table:table-cell table:style-name="ce6" office:value-type="float" office:value="0.0019849999999999998">
            <text:p>0.0019849999999999998</text:p>
          </table:table-cell>
          <table:table-cell table:style-name="ce6" office:value-type="float" office:value="0.0020070000000000001">
            <text:p>0.0020070000000000001</text:p>
          </table:table-cell>
          <table:table-cell table:style-name="ce6" office:value-type="float" office:value="0.0020240000000000002">
            <text:p>0.0020240000000000002</text:p>
          </table:table-cell>
          <table:table-cell table:number-columns-repeated="3"/>
          <table:table-cell table:style-name="ce21" office:value-type="float" office:value="500000">
            <text:p>500000</text:p>
          </table:table-cell>
          <table:table-cell table:style-name="ce6" office:value-type="float" office:value="0.002722">
            <text:p>0.002722</text:p>
          </table:table-cell>
          <table:table-cell table:style-name="ce6" office:value-type="float" office:value="0.001475">
            <text:p>0.001475</text:p>
          </table:table-cell>
          <table:table-cell table:style-name="ce6" office:value-type="float" office:value="0.0015679999999999999">
            <text:p>0.0015679999999999999</text:p>
          </table:table-cell>
          <table:table-cell table:number-columns-repeated="1024"/>
        </table:table-row>
        <table:table-row table:style-name="ro46">
          <table:table-cell table:number-columns-repeated="2"/>
          <table:table-cell table:style-name="ce20" office:value-type="float" office:value="500000">
            <text:p>500000</text:p>
          </table:table-cell>
          <table:table-cell table:style-name="ce6" office:value-type="float" office:value="0.0025000000000000001">
            <text:p>0.0025000000000000001</text:p>
          </table:table-cell>
          <table:table-cell table:style-name="ce6" office:value-type="float" office:value="0.0023999999999999998">
            <text:p>0.0023999999999999998</text:p>
          </table:table-cell>
          <table:table-cell table:style-name="ce23" office:value-type="float" office:value="0.0023">
            <text:p>0.0023</text:p>
          </table:table-cell>
          <table:table-cell table:number-columns-repeated="3"/>
          <table:table-cell table:style-name="ce21" office:value-type="float" office:value="500000">
            <text:p>500000</text:p>
          </table:table-cell>
          <table:table-cell table:style-name="ce6" office:value-type="float" office:value="0.0019910000000000001">
            <text:p>0.0019910000000000001</text:p>
          </table:table-cell>
          <table:table-cell table:style-name="ce6" office:value-type="float" office:value="0.0020300000000000001">
            <text:p>0.0020300000000000001</text:p>
          </table:table-cell>
          <table:table-cell table:style-name="ce24" office:value-type="float" office:value="0.0019789999999999999">
            <text:p>0.0019789999999999999</text:p>
          </table:table-cell>
          <table:table-cell table:number-columns-repeated="3"/>
          <table:table-cell table:style-name="ce21" office:value-type="float" office:value="500000">
            <text:p>500000</text:p>
          </table:table-cell>
          <table:table-cell table:style-name="ce6" office:value-type="float" office:value="0.0026970000000000002">
            <text:p>0.0026970000000000002</text:p>
          </table:table-cell>
          <table:table-cell table:style-name="ce6" office:value-type="float" office:value="0.0015629999999999999">
            <text:p>0.0015629999999999999</text:p>
          </table:table-cell>
          <table:table-cell table:style-name="ce24" office:value-type="float" office:value="0.0014549999999999999">
            <text:p>0.0014549999999999999</text:p>
          </table:table-cell>
          <table:table-cell table:number-columns-repeated="1024"/>
        </table:table-row>
        <table:table-row table:style-name="ro47">
          <table:table-cell table:number-columns-repeated="2"/>
          <table:table-cell table:style-name="ce25" office:value-type="string">
            <text:p><text:span text:style-name="T13">Media (1000)</text:span></text:p>
          </table:table-cell>
          <table:table-cell table:style-name="ce26" table:formula="of:=AVERAGE([.D6];[.D15])" office:value-type="float" office:value="7.9999999999999996e-06">
            <text:p>7.9999999999999996e-06</text:p>
          </table:table-cell>
          <table:table-cell table:style-name="ce26" table:formula="of:=AVERAGE([.E6];[.E15])" office:value-type="float" office:value="1.3499999999999999e-05">
            <text:p>1.3499999999999999e-05</text:p>
          </table:table-cell>
          <table:table-cell table:style-name="ce27" table:formula="of:=AVERAGE([.F6];[.F15])" office:value-type="float" office:value="1.2999999999999999e-05">
            <text:p>1.2999999999999999e-05</text:p>
          </table:table-cell>
          <table:table-cell table:number-columns-repeated="3"/>
          <table:table-cell table:style-name="ce28" office:value-type="string">
            <text:p><text:span text:style-name="T14">Media (1000)</text:span></text:p>
          </table:table-cell>
          <table:table-cell table:style-name="ce26" table:formula="of:=AVERAGE([.K6];[.K15])" office:value-type="float" office:value="7.4999999999999993e-06">
            <text:p>7.4999999999999993e-06</text:p>
          </table:table-cell>
          <table:table-cell table:style-name="ce26" table:formula="of:=AVERAGE([.L6];[.L15])" office:value-type="float" office:value="1.15e-05">
            <text:p>1.15e-05</text:p>
          </table:table-cell>
          <table:table-cell table:style-name="ce29" table:formula="of:=AVERAGE([.M6];[.M15])" office:value-type="float" office:value="1.3000000000000001e-05">
            <text:p>1.3000000000000001e-05</text:p>
          </table:table-cell>
          <table:table-cell table:number-columns-repeated="3"/>
          <table:table-cell table:style-name="ce28" office:value-type="string">
            <text:p><text:span text:style-name="T15">Media (1000)</text:span></text:p>
          </table:table-cell>
          <table:table-cell table:style-name="ce26" table:formula="of:=AVERAGE([.R6];[.R15])" office:value-type="float" office:value="9.0000000000000002e-06">
            <text:p>9.0000000000000002e-06</text:p>
          </table:table-cell>
          <table:table-cell table:style-name="ce26" table:formula="of:=AVERAGE([.S6];[.S15])" office:value-type="float" office:value="4.5000000000000001e-06">
            <text:p>4.5000000000000001e-06</text:p>
          </table:table-cell>
          <table:table-cell table:style-name="ce29" table:formula="of:=AVERAGE([.T6];[.T15])" office:value-type="float" office:value="9.0000000000000002e-06">
            <text:p>9.0000000000000002e-06</text:p>
          </table:table-cell>
          <table:table-cell table:number-columns-repeated="1024"/>
        </table:table-row>
        <table:table-row table:style-name="ro48">
          <table:table-cell table:number-columns-repeated="2"/>
          <table:table-cell table:style-name="ce25" office:value-type="string">
            <text:p><text:span text:style-name="T16">Media (10000)</text:span></text:p>
          </table:table-cell>
          <table:table-cell table:style-name="ce26" table:formula="of:=AVERAGE([.D16];[.D25])" office:value-type="float" office:value="4.6999999999999997e-05">
            <text:p>4.6999999999999997e-05</text:p>
          </table:table-cell>
          <table:table-cell table:style-name="ce26" table:formula="of:=AVERAGE([.E16];[.E25])" office:value-type="float" office:value="5.8e-05">
            <text:p>5.8e-05</text:p>
          </table:table-cell>
          <table:table-cell table:style-name="ce27" table:formula="of:=AVERAGE([.F16];[.F25])" office:value-type="float" office:value="5.7500000000000002e-05">
            <text:p>5.7500000000000002e-05</text:p>
          </table:table-cell>
          <table:table-cell table:number-columns-repeated="3"/>
          <table:table-cell table:style-name="ce28" office:value-type="string">
            <text:p><text:span text:style-name="T17">Media (10000)</text:span></text:p>
          </table:table-cell>
          <table:table-cell table:style-name="ce26" table:formula="of:=AVERAGE([.K16];[.K25])" office:value-type="float" office:value="4.2000000000000004e-05">
            <text:p>4.2000000000000004e-05</text:p>
          </table:table-cell>
          <table:table-cell table:style-name="ce26" table:formula="of:=AVERAGE([.L16];[.L25])" office:value-type="float" office:value="5.1e-05">
            <text:p>5.1e-05</text:p>
          </table:table-cell>
          <table:table-cell table:style-name="ce29" table:formula="of:=AVERAGE([.M16];[.M25])" office:value-type="float" office:value="5.2000000000000004e-05">
            <text:p>5.2000000000000004e-05</text:p>
          </table:table-cell>
          <table:table-cell table:number-columns-repeated="3"/>
          <table:table-cell table:style-name="ce28" office:value-type="string">
            <text:p><text:span text:style-name="T18">Media (10000)</text:span></text:p>
          </table:table-cell>
          <table:table-cell table:style-name="ce26" table:formula="of:=AVERAGE([.R16];[.R25])" office:value-type="float" office:value="5.5000000000000002e-05">
            <text:p>5.5000000000000002e-05</text:p>
          </table:table-cell>
          <table:table-cell table:style-name="ce26" table:formula="of:=AVERAGE([.S16];[.S25])" office:value-type="float" office:value="4.1e-05">
            <text:p>4.1e-05</text:p>
          </table:table-cell>
          <table:table-cell table:style-name="ce29" table:formula="of:=AVERAGE([.T16];[.T25])" office:value-type="float" office:value="3.5499999999999996e-05">
            <text:p>3.5499999999999996e-05</text:p>
          </table:table-cell>
          <table:table-cell table:number-columns-repeated="1024"/>
        </table:table-row>
        <table:table-row table:style-name="ro49">
          <table:table-cell table:number-columns-repeated="2"/>
          <table:table-cell table:style-name="ce25" office:value-type="string">
            <text:p><text:span text:style-name="T19">Media(100000)</text:span></text:p>
          </table:table-cell>
          <table:table-cell table:style-name="ce26" table:formula="of:=AVERAGE([.D26];[.E35])" office:value-type="float" office:value="0.00050000000000000001">
            <text:p>0.00050000000000000001</text:p>
          </table:table-cell>
          <table:table-cell table:style-name="ce26" table:formula="of:=AVERAGE([.E26];[.E35])" office:value-type="float" office:value="0.000475">
            <text:p>0.000475</text:p>
          </table:table-cell>
          <table:table-cell table:style-name="ce27" table:formula="of:=AVERAGE([.F26];[.F35])" office:value-type="float" office:value="0.00046999999999999999">
            <text:p>0.00046999999999999999</text:p>
          </table:table-cell>
          <table:table-cell table:number-columns-repeated="3"/>
          <table:table-cell table:style-name="ce28" office:value-type="string">
            <text:p><text:span text:style-name="T20">Media(100000)</text:span></text:p>
          </table:table-cell>
          <table:table-cell table:style-name="ce26" table:formula="of:=AVERAGE([.K26];[.L35])" office:value-type="float" office:value="0.00040999999999999999">
            <text:p>0.00040999999999999999</text:p>
          </table:table-cell>
          <table:table-cell table:style-name="ce26" table:formula="of:=AVERAGE([.L26];[.L35])" office:value-type="float" office:value="0.00041200000000000004">
            <text:p>0.00041200000000000004</text:p>
          </table:table-cell>
          <table:table-cell table:style-name="ce29" table:formula="of:=AVERAGE([.M26];[.M35])" office:value-type="float" office:value="0.000408">
            <text:p>0.000408</text:p>
          </table:table-cell>
          <table:table-cell table:number-columns-repeated="3"/>
          <table:table-cell table:style-name="ce28" office:value-type="string">
            <text:p><text:span text:style-name="T21">Media(100000)</text:span></text:p>
          </table:table-cell>
          <table:table-cell table:style-name="ce26" table:formula="of:=AVERAGE([.R26];[.S35])" office:value-type="float" office:value="0.00057899999999999998">
            <text:p>0.00057899999999999998</text:p>
          </table:table-cell>
          <table:table-cell table:style-name="ce26" table:formula="of:=AVERAGE([.S26];[.S35])" office:value-type="float" office:value="0.00030200000000000002">
            <text:p>0.00030200000000000002</text:p>
          </table:table-cell>
          <table:table-cell table:style-name="ce29" table:formula="of:=AVERAGE([.T26];[.T35])" office:value-type="float" office:value="0.00030200000000000002">
            <text:p>0.00030200000000000002</text:p>
          </table:table-cell>
          <table:table-cell table:number-columns-repeated="1024"/>
        </table:table-row>
        <table:table-row table:style-name="ro50">
          <table:table-cell table:number-columns-repeated="2"/>
          <table:table-cell table:style-name="ce30" office:value-type="string">
            <text:p><text:span text:style-name="T22">Media(500000)</text:span></text:p>
          </table:table-cell>
          <table:table-cell table:style-name="ce31" table:formula="of:=AVERAGE([.D36];[.D45])" office:value-type="float" office:value="0.0024499999999999999">
            <text:p>0.0024499999999999999</text:p>
          </table:table-cell>
          <table:table-cell table:style-name="ce31" table:formula="of:=AVERAGE([.E36];[.E45])" office:value-type="float" office:value="0.0024499999999999999">
            <text:p>0.0024499999999999999</text:p>
          </table:table-cell>
          <table:table-cell table:style-name="ce32" table:formula="of:=AVERAGE([.F36];[.F45])" office:value-type="float" office:value="0.0023">
            <text:p>0.0023</text:p>
          </table:table-cell>
          <table:table-cell table:number-columns-repeated="3"/>
          <table:table-cell table:style-name="ce33" office:value-type="string">
            <text:p><text:span text:style-name="T23">Media(500000)</text:span></text:p>
          </table:table-cell>
          <table:table-cell table:style-name="ce34" table:formula="of:=AVERAGE([.K36];[.K45])" office:value-type="float" office:value="0.0019469999999999999">
            <text:p>0.0019469999999999999</text:p>
          </table:table-cell>
          <table:table-cell table:style-name="ce34" table:formula="of:=AVERAGE([.L36];[.L45])" office:value-type="float" office:value="0.0020125">
            <text:p>0.0020125</text:p>
          </table:table-cell>
          <table:table-cell table:style-name="ce35" table:formula="of:=AVERAGE([.M36];[.M45])" office:value-type="float" office:value="0.0019789999999999999">
            <text:p>0.0019789999999999999</text:p>
          </table:table-cell>
          <table:table-cell table:number-columns-repeated="3"/>
          <table:table-cell table:style-name="ce33" office:value-type="string">
            <text:p><text:span text:style-name="T24">Media(500000)</text:span></text:p>
          </table:table-cell>
          <table:table-cell table:style-name="ce34" table:formula="of:=AVERAGE([.R36];[.R45])" office:value-type="float" office:value="0.0029060000000000002">
            <text:p>0.0029060000000000002</text:p>
          </table:table-cell>
          <table:table-cell table:style-name="ce34" table:formula="of:=AVERAGE([.S36];[.S45])" office:value-type="float" office:value="0.0015100000000000001">
            <text:p>0.0015100000000000001</text:p>
          </table:table-cell>
          <table:table-cell table:style-name="ce35" table:formula="of:=AVERAGE([.T36];[.T45])" office:value-type="float" office:value="0.0014675000000000001">
            <text:p>0.0014675000000000001</text:p>
          </table:table-cell>
          <table:table-cell table:number-columns-repeated="1024"/>
        </table:table-row>
        <table:table-row table:style-name="ro1">
          <table:table-cell table:number-columns-repeated="2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number-rows-repeated="14" table:style-name="ro1">
          <table:table-cell table:number-columns-repeated="1024"/>
        </table:table-row>
      </table:table>
      <table:database-ranges>
        <table:database-range table:name="Tabela1" table:target-range-address="$Planilha1.$C$4:$Planilha1.$F$49" table:display-filter-buttons="true"/>
        <table:database-range table:name="Tabela2" table:target-range-address="Planilha1.J4:Planilha1.M49" table:display-filter-buttons="true"/>
        <table:database-range table:name="Tabela3" table:target-range-address="Planilha1.Q4:Planilha1.T49" table:display-filter-buttons="true"/>
        <table:database-range table:name="Tabela4" table:target-range-address="$Planilha1.$X$4:$Planilha1.$AA$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'Liberation Sans'" svg:font-family="'Liberation Sans'"/>
    <style:font-face style:name="Liberation Sans" svg:font-family="Liberation Sans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2cm" fo:margin-bottom="2cm" fo:margin-left="1.3cm" fo:margin-right="1.3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